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Text&quot;" svg:font-family="'&quot;Google Sans Text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80.56pt"/>
    </style:style>
    <style:style style:name="co4" style:family="table-column">
      <style:table-column-properties fo:break-before="auto" style:column-width="182.6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-06_20_700_20_hs">
      <style:table-properties table:display="true" style:writing-mode="lr-tb" tableooo:tab-color="#ff0000"/>
    </style:style>
    <style:style style:name="ta2" style:family="table" style:master-page-name="PageStyle_5f_3-06_20_700hs">
      <style:table-properties table:display="true" style:writing-mode="lr-tb" tableooo:tab-color="#ff0000"/>
    </style:style>
    <style:style style:name="ta3" style:family="table" style:master-page-name="PageStyle_5f_4-06_20_700hs">
      <style:table-properties table:display="true" style:writing-mode="lr-tb" tableooo:tab-color="#ff0000"/>
    </style:style>
    <style:style style:name="ta4" style:family="table" style:master-page-name="PageStyle_5f_5-06_20_700hs">
      <style:table-properties table:display="true" style:writing-mode="lr-tb" tableooo:tab-color="#00ff00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5" style:family="table-cell" style:parent-style-name="Default">
      <style:table-cell-properties fo:background-color="#f8faf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75b5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75b5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8" style:family="table-cell" style:parent-style-name="Default">
      <style:table-cell-properties fo:background-color="#bdbd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11" style:family="table-cell" style:parent-style-name="Default">
      <style:table-cell-properties fo:background-color="#bdbd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75b5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575b5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-06 700 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4" office:value-type="string" calcext:value-type="string">
            <text:p>Producto/Novedad</text:p>
          </table:table-cell>
          <table:table-cell table:style-name="ce4" office:value-type="string" calcext:value-type="string">
            <text:p>Tipo de Maquinaria</text:p>
          </table:table-cell>
          <table:table-cell table:style-name="ce4" office:value-type="string" calcext:value-type="string">
            <text:p>Descripción / Características Clave</text:p>
          </table:table-cell>
          <table:table-cell table:style-name="ce4" office:value-type="string" calcext:value-type="string">
            <text:p>Fuente / Referencia Snippet</text:p>
          </table:table-cell>
          <table:table-cell table:style-name="ce4" office:value-type="string" calcext:value-type="string">
            <text:p>Notas Adiciona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belardo Cuffia</text:p>
          </table:table-cell>
          <table:table-cell table:style-name="ce2" office:value-type="string" calcext:value-type="string">
            <text:p>Soluciones en siembra, pulverización, fertilización y telemetría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Control Dosificadores Eléctricos Agrotax, Corte Automático Sembradoras, Monitor Siembra Fusion Pro, Control Hidráulico Fertilizadoras FGS Black, Plataforma Integral FGS Black, Aplicación Selectiva SaveFarm y Ecorobotix (IA).</text:p>
          </table:table-cell>
          <table:table-cell table:style-name="ce6" office:value-type="float" office:value="51" calcext:value-type="float">
            <text:p>51</text:p>
          </table:table-cell>
          <table:table-cell table:style-name="ce2" office:value-type="string" calcext:value-type="string">
            <text:p>Lanzamientos y sorpresas en AgroActiva 2025. Sponsor del evento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romec</text:p>
          </table:table-cell>
          <table:table-cell table:style-name="ce2" office:value-type="string" calcext:value-type="string">
            <text:p>Rastra Súper 90 con siembra y fertilización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Incorpora tolva plástica (El Torito) para siembra y fertilización en una pasada.</text:p>
          </table:table-cell>
          <table:table-cell table:style-name="ce6" office:value-type="float" office:value="49" calcext:value-type="float">
            <text:p>49</text:p>
          </table:table-cell>
          <table:table-cell table:style-name="ce2" office:value-type="string" calcext:value-type="string">
            <text:p>Prototipo, presentación comercial en AgroActiva 2025. Stand 150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tina</text:p>
          </table:table-cell>
          <table:table-cell table:style-name="ce2" office:value-type="string" calcext:value-type="string">
            <text:p>Línea INOX (HP 6730, HP 5522i)</text:p>
          </table:table-cell>
          <table:table-cell table:style-name="ce2" office:value-type="string" calcext:value-type="string">
            <text:p>Fertilizadora / Incorporadora</text:p>
          </table:table-cell>
          <table:table-cell table:style-name="ce2" office:value-type="string" calcext:value-type="string">
            <text:p>Equipos 100% acero inoxidable. HP 6730: Fertilizadora, 6.700L, 30m ancho labor. HP 5522i: Incorporadora neumática, 5.500L, para suelos secos.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Presentada en AgroActiva 2025. Stand 310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tina</text:p>
          </table:table-cell>
          <table:table-cell table:style-name="ce2" office:value-type="string" calcext:value-type="string">
            <text:p>Kit 4.2 INOX</text:p>
          </table:table-cell>
          <table:table-cell table:style-name="ce2" office:value-type="string" calcext:value-type="string">
            <text:p>Fertilizadora</text:p>
          </table:table-cell>
          <table:table-cell table:style-name="ce2" office:value-type="string" calcext:value-type="string">
            <text:p>Nuevo diseño 100% acero inoxidable. Balance entre capacidad de tolva y tecnología de precisión.</text:p>
          </table:table-cell>
          <table:table-cell table:style-name="ce6" office:value-type="float" office:value="33" calcext:value-type="float">
            <text:p>33</text:p>
          </table:table-cell>
          <table:table-cell table:style-name="ce2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tina</text:p>
          </table:table-cell>
          <table:table-cell table:style-name="ce2" office:value-type="string" calcext:value-type="string">
            <text:p>KIT ALTINA 18.5</text:p>
          </table:table-cell>
          <table:table-cell table:style-name="ce2" office:value-type="string" calcext:value-type="string">
            <text:p>Fertilizadora</text:p>
          </table:table-cell>
          <table:table-cell table:style-name="ce2" office:value-type="string" calcext:value-type="string">
            <text:p>Gran capacidad de carga, para contratistas que buscan máxima autonomía y eficiencia.</text:p>
          </table:table-cell>
          <table:table-cell table:style-name="ce6" office:value-type="float" office:value="34" calcext:value-type="float">
            <text:p>34</text:p>
          </table:table-cell>
          <table:table-cell table:style-name="ce2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tonio Bernardi y Capello</text:p>
          </table:table-cell>
          <table:table-cell table:style-name="ce2" office:value-type="string" calcext:value-type="string">
            <text:p>Cabezal de corte directo Spartan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Para recolección de todo tipo de forrajes de altura mediana o alta. Adaptable a todas las picadoras autopropulsadas. Sinfín de alimentación de gran diámetro.</text:p>
          </table:table-cell>
          <table:table-cell table:style-name="ce6" office:value-type="float" office:value="35" calcext:value-type="float">
            <text:p>35</text:p>
          </table:table-cell>
          <table:table-cell table:style-name="ce2" office:value-type="string" calcext:value-type="string">
            <text:p>Debut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tonio Bernardi y Capello</text:p>
          </table:table-cell>
          <table:table-cell table:style-name="ce2" office:value-type="string" calcext:value-type="string">
            <text:p>Cabezal maicero Quasar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Alto desempeño. Se exhibirá para darlo a conocer, con objetivo de futura comercialización.</text:p>
          </table:table-cell>
          <table:table-cell table:style-name="ce6" office:value-type="float" office:value="35" calcext:value-type="float">
            <text:p>35</text:p>
          </table:table-cell>
          <table:table-cell table:style-name="ce2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AG Argentina</text:p>
          </table:table-cell>
          <table:table-cell table:style-name="ce2" office:value-type="string" calcext:value-type="string">
            <text:p>Propuesta integral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Enfocada en eficiencia, innovación y tecnología aplicada al campo. Desarrollo de componentes para siembra, pulverización, fertilización y agricultura de precisión.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Lote 132F, AgroActiva 2025. Aniversario 26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navesio</text:p>
          </table:table-cell>
          <table:table-cell table:style-name="ce2" office:value-type="string" calcext:value-type="string">
            <text:p>Innovaciones en embolsado de forraje (ej. M40)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Tecnologías para optimizar trabajo y potenciar capacidad. Modelo M40 de 40.000L de capacidad.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Presentado en AgroActiva 2025. Stand 308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e IH</text:p>
          </table:table-cell>
          <table:table-cell table:style-name="ce2" office:value-type="string" calcext:value-type="string">
            <text:p>Tractor Steiger</text:p>
          </table:table-cell>
          <table:table-cell table:style-name="ce2" office:value-type="string" calcext:value-type="string">
            <text:p>Tractor</text:p>
          </table:table-cell>
          <table:table-cell table:style-name="ce2" office:value-type="string" calcext:value-type="string">
            <text:p>Descrito como el más grande y potente del país.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e IH</text:p>
          </table:table-cell>
          <table:table-cell table:style-name="ce2" office:value-type="string" calcext:value-type="string">
            <text:p>Soluciones en Cosecha</text:p>
          </table:table-cell>
          <table:table-cell table:style-name="ce2" office:value-type="string" calcext:value-type="string">
            <text:p>Cosechadora</text:p>
          </table:table-cell>
          <table:table-cell table:style-name="ce2" office:value-type="string" calcext:value-type="string">
            <text:p>Innovaciones y soluciones en cosecha.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e IH</text:p>
          </table:table-cell>
          <table:table-cell table:style-name="ce2" office:value-type="string" calcext:value-type="string">
            <text:p>Soluciones en Pulverización</text:p>
          </table:table-cell>
          <table:table-cell table:style-name="ce2" office:value-type="string" calcext:value-type="string">
            <text:p>Pulverizadora</text:p>
          </table:table-cell>
          <table:table-cell table:style-name="ce2" office:value-type="string" calcext:value-type="string">
            <text:p>Innovaciones y soluciones en pulverización.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e IH</text:p>
          </table:table-cell>
          <table:table-cell table:style-name="ce2" office:value-type="string" calcext:value-type="string">
            <text:p>Soluciones en Heno y Forraje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Innovaciones y soluciones en heno y forraje.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e IH</text:p>
          </table:table-cell>
          <table:table-cell table:style-name="ce2" office:value-type="string" calcext:value-type="string">
            <text:p>Drones Aplicadores P60 y P150</text:p>
          </table:table-cell>
          <table:table-cell table:style-name="ce2" office:value-type="string" calcext:value-type="string">
            <text:p>Dron Agrícola</text:p>
          </table:table-cell>
          <table:table-cell table:style-name="ce2" office:value-type="string" calcext:value-type="string">
            <text:p>P60 con capacidad de 30 litros, P150 con capacidad de 70 litros.</text:p>
          </table:table-cell>
          <table:table-cell table:style-name="ce6" office:value-type="float" office:value="13" calcext:value-type="float">
            <text:p>13</text:p>
          </table:table-cell>
          <table:table-cell table:style-name="ce2" office:value-type="string" calcext:value-type="string">
            <text:p>Lanzamient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se IH</text:p>
          </table:table-cell>
          <table:table-cell table:style-name="ce2" office:value-type="string" calcext:value-type="string">
            <text:p>Soluciones de Agricultura Digital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Productos de agricultura de precisión, Centro de Conectividad Avanzada, plataformas Case IH FieldOps, FieldXplorer y FarmXtend.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ntenario</text:p>
          </table:table-cell>
          <table:table-cell table:style-name="ce2" office:value-type="string" calcext:value-type="string">
            <text:p>Tráiler para drones</text:p>
          </table:table-cell>
          <table:table-cell table:style-name="ce2" office:value-type="string" calcext:value-type="string">
            <text:p>Otro Implemento</text:p>
          </table:table-cell>
          <table:table-cell table:style-name="ce2" office:value-type="string" calcext:value-type="string">
            <text:p>Para traslado de dron, baterías, generador e insumos. Versiones de 4 y 5m de largo. Dos configuraciones: 1) Habitáculo delantero. 2) Habitáculo delantero + techo/estación de despegue y monitoreo.</text:p>
          </table:table-cell>
          <table:table-cell table:style-name="ce6" office:value-type="float" office:value="35" calcext:value-type="float">
            <text:p>35</text:p>
          </table:table-cell>
          <table:table-cell table:style-name="ce2" office:value-type="string" calcext:value-type="string">
            <text:p>Lanzamiento en AgroActiva 2025. Stand 280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ucianelli</text:p>
          </table:table-cell>
          <table:table-cell table:style-name="ce2" office:value-type="string" calcext:value-type="string">
            <text:p>Nuevo producto de fertilización</text:p>
          </table:table-cell>
          <table:table-cell table:style-name="ce2" office:value-type="string" calcext:value-type="string">
            <text:p>Fertilizadora</text:p>
          </table:table-cell>
          <table:table-cell table:style-name="ce2" office:value-type="string" calcext:value-type="string">
            <text:p>"Promete marcar un antes y un después en la historia de la fertilización nacional". Adquirió Fertec.</text:p>
          </table:table-cell>
          <table:table-cell table:style-name="ce6" office:value-type="float" office:value="19" calcext:value-type="float">
            <text:p>19</text:p>
          </table:table-cell>
          <table:table-cell table:style-name="ce2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LBI S.A.</text:p>
          </table:table-cell>
          <table:table-cell table:style-name="ce2" office:value-type="string" calcext:value-type="string">
            <text:p>Sembradora innovadora DX2142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Multipropósito, tecnologías para implantación precisa. Apuesta a siembra de alta velocidad con ecuRow (hasta 14 Km/hora, singulación 99%), configurable 1-5 módulos, distanciamientos 35, 38, 52,5, 70 cm, ancho transporte 3,50m.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bimag</text:p>
          </table:table-cell>
          <table:table-cell table:style-name="ce2" office:value-type="string" calcext:value-type="string">
            <text:p>Sembradora para maní SM3.0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Rediseño dentro de la Línea Generación 3.0. Apta para otros cultivos como soja. Más recursos tecnológicos.</text:p>
          </table:table-cell>
          <table:table-cell table:style-name="ce6" office:value-type="float" office:value="27" calcext:value-type="float">
            <text:p>27</text:p>
          </table:table-cell>
          <table:table-cell table:style-name="ce2" office:value-type="string" calcext:value-type="string">
            <text:p>Lanzamiento en AgroActiva 2025. Stand B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s Landtechnik</text:p>
          </table:table-cell>
          <table:table-cell table:style-name="ce2" office:value-type="string" calcext:value-type="string">
            <text:p>Mixer autopropulsado Faresin Leader PF 1.20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Motor Deutz, velocidad máx. 30 km/h, caja de carga 20.000L, sinfín vertical.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s Landtechnik</text:p>
          </table:table-cell>
          <table:table-cell table:style-name="ce2" office:value-type="string" calcext:value-type="string">
            <text:p>Manipulador telescópico Faresin FS 7.32C Stage III A</text:p>
          </table:table-cell>
          <table:table-cell table:style-name="ce2" office:value-type="string" calcext:value-type="string">
            <text:p>Otro Implemento</text:p>
          </table:table-cell>
          <table:table-cell table:style-name="ce2" office:value-type="string" calcext:value-type="string">
            <text:p>Capacidad levante 3 ton, altura máx. elevación 7m.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s Landtechnik</text:p>
          </table:table-cell>
          <table:table-cell table:style-name="ce2" office:value-type="string" calcext:value-type="string">
            <text:p>Equipos Krone (picadoras, segadoras, rotoenfardadoras)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Línea de forraje de Krone.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s Landtechnik</text:p>
          </table:table-cell>
          <table:table-cell table:style-name="ce2" office:value-type="string" calcext:value-type="string">
            <text:p>Equipos Lemken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Equipos para preparación de suelos y siembra.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s Landtechnik</text:p>
          </table:table-cell>
          <table:table-cell table:style-name="ce2" office:value-type="string" calcext:value-type="string">
            <text:p>Equipos GTS (cabezal maicero, draper, niveladoras)</text:p>
          </table:table-cell>
          <table:table-cell table:style-name="ce2" office:value-type="string" calcext:value-type="string">
            <text:p>Implemento Forrajero / Implemento de Labranza</text:p>
          </table:table-cell>
          <table:table-cell table:style-name="ce2" office:value-type="string" calcext:value-type="string">
            <text:p>Cabezal maicero, draper y niveladoras de aluminio GTS.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upo BPB (B&amp;P Motion Solutions)</text:p>
          </table:table-cell>
          <table:table-cell table:style-name="ce2" office:value-type="string" calcext:value-type="string">
            <text:p>Marca B&amp;P Agro Solutions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Agrupa cuerpos de siembra, dosificadores, cajas eléctricas para cabezales maiceros.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Lanzamiento en AgroActiva 2025. Stand 164A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drogrúas TKA (Básculas Magris)</text:p>
          </table:table-cell>
          <table:table-cell table:style-name="ce2" office:value-type="string" calcext:value-type="string">
            <text:p>Controles inalámbricos Tecnnic</text:p>
          </table:table-cell>
          <table:table-cell table:style-name="ce2" office:value-type="string" calcext:value-type="string">
            <text:p>Otro Implemento</text:p>
          </table:table-cell>
          <table:table-cell table:style-name="ce2" office:value-type="string" calcext:value-type="string">
            <text:p>Adaptables a cualquier tipo y marca de hidrogrúa. Mejoran seguridad y eficiencia.</text:p>
          </table:table-cell>
          <table:table-cell table:style-name="ce6" office:value-type="float" office:value="56" calcext:value-type="float">
            <text:p>56</text:p>
          </table:table-cell>
          <table:table-cell table:style-name="ce2" office:value-type="string" calcext:value-type="string">
            <text:p>Presentado en AgroActiva 2025. Stand Básculas Magri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decar</text:p>
          </table:table-cell>
          <table:table-cell table:style-name="ce2" office:value-type="string" calcext:value-type="string">
            <text:p>Sembradora NEO con Neo Plant Precision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Sistema permite sembrar soja como con sistema de placa, pero con dosificador central. Aumento de rinde en soja de 500-700 kg. Sistema de presión de cuerpo con pistones. Alianza con VAF (monitores/computadoras de siembra).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>
            <text:p>Mencion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vezta</text:p>
          </table:table-cell>
          <table:table-cell table:style-name="ce2" office:value-type="string" calcext:value-type="string">
            <text:p>Incorporadora XTRA-5000</text:p>
          </table:table-cell>
          <table:table-cell table:style-name="ce2" office:value-type="string" calcext:value-type="string">
            <text:p>Incorporadora / Subsolador / Implemento de Labranza</text:p>
          </table:table-cell>
          <table:table-cell table:style-name="ce2" office:value-type="string" calcext:value-type="string">
            <text:p>Capacidad 5.000 litros, ancho de labor 8 metros.</text:p>
          </table:table-cell>
          <table:table-cell table:style-name="ce6" office:value-type="float" office:value="35" calcext:value-type="float">
            <text:p>35</text:p>
          </table:table-cell>
          <table:table-cell table:style-name="ce2" office:value-type="string" calcext:value-type="string">
            <text:p>Lanzamiento en AgroActiva 2025. Stand 156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cto</text:p>
          </table:table-cell>
          <table:table-cell table:style-name="ce2" office:value-type="string" calcext:value-type="string">
            <text:p>Abonadora autopropulsada Uniport 8030 NPK</text:p>
          </table:table-cell>
          <table:table-cell table:style-name="ce2" office:value-type="string" calcext:value-type="string">
            <text:p>Fertilizadora</text:p>
          </table:table-cell>
          <table:table-cell table:style-name="ce2" office:value-type="string" calcext:value-type="string">
            <text:p>Motor Cummins QSB 6.7 de 300 CV. Tolva de 8.000 kg / 8 m3. Faja de aplicación: hasta 50m (granulados), 12m (polvo), 27m (semillas). Control automático de 12 secciones. SmartSet. Direccional Unitrack.</text:p>
          </table:table-cell>
          <table:table-cell table:style-name="ce6" office:value-type="float" office:value="30" calcext:value-type="float">
            <text:p>30</text:p>
          </table:table-cell>
          <table:table-cell table:style-name="ce2" office:value-type="string" calcext:value-type="string">
            <text:p>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af Agrotronics</text:p>
          </table:table-cell>
          <table:table-cell table:style-name="ce2" office:value-type="string" calcext:value-type="string">
            <text:p>Novedades Leaf Agrotronics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Lanzamientos de la división de agricultura de precisión de Crucianelli. Nuevo monitor ORIZON. App Leaf X para control integral en siembra. Dosificador de Fina Múltiple. Aplicaciones en Surco Leaf by Orion.</text:p>
          </table:table-cell>
          <table:table-cell table:style-name="ce6" office:value-type="float" office:value="19" calcext:value-type="float">
            <text:p>19</text:p>
          </table:table-cell>
          <table:table-cell table:style-name="ce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yto</text:p>
          </table:table-cell>
          <table:table-cell table:style-name="ce2" office:value-type="string" calcext:value-type="string">
            <text:p>Moledora circular L360</text:p>
          </table:table-cell>
          <table:table-cell table:style-name="ce2" office:value-type="string" calcext:value-type="string">
            <text:p>Otro Implemento</text:p>
          </table:table-cell>
          <table:table-cell table:style-name="ce2" office:value-type="string" calcext:value-type="string">
            <text:p>Zaranda ocupa toda la circunferencia del molino (descarga 360°). Moliendas extremadamente finas (harinas). Mayor rinde/hora, menor temperatura por fricción, descarga con ciclón para control de polvo.</text:p>
          </table:table-cell>
          <table:table-cell table:style-name="ce6" office:value-type="float" office:value="58" calcext:value-type="float">
            <text:p>58</text:p>
          </table:table-cell>
          <table:table-cell table:style-name="ce2" office:value-type="string" calcext:value-type="string">
            <text:p>Lanzamiento en AgroActiva 2025. Stand 156C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inero</text:p>
          </table:table-cell>
          <table:table-cell table:style-name="ce2" office:value-type="string" calcext:value-type="string">
            <text:p>Cabezal Girasolero 1045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Versiones 24 y 26 hileras a 52.5 cm. Mando central barra de corte y acarreador. Bandejas y escudo de acero inoxidable, plegables.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inero</text:p>
          </table:table-cell>
          <table:table-cell table:style-name="ce2" office:value-type="string" calcext:value-type="string">
            <text:p>Mixers Horizontales 2913, 2922, 2933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Modelo 2913 (8.500L), 2923 (10.000L), 2933 (12.000L). Serie 3, reducción principal frontal, mandos sinfines superiores traseros, puesto inspección delantero.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inero</text:p>
          </table:table-cell>
          <table:table-cell table:style-name="ce2" office:value-type="string" calcext:value-type="string">
            <text:p>Enfardadora 5740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Atador de hilo, sistema de alimentación central. Rendimiento aprox. 500 fardos/hora.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inero</text:p>
          </table:table-cell>
          <table:table-cell table:style-name="ce2" office:value-type="string" calcext:value-type="string">
            <text:p>Rotoenfardadora 5834 Ultra Cut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Amplía familia con cutter. Recolector con 25 cuchillas.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ssey Ferguson</text:p>
          </table:table-cell>
          <table:table-cell table:style-name="ce2" office:value-type="string" calcext:value-type="string">
            <text:p>Tractores MF 8S</text:p>
          </table:table-cell>
          <table:table-cell table:style-name="ce2" office:value-type="string" calcext:value-type="string">
            <text:p>Tractor</text:p>
          </table:table-cell>
          <table:table-cell table:style-name="ce2" office:value-type="string" calcext:value-type="string">
            <text:p>Cuatro versiones (205 HP a 265 HP). Diseño renovado, mayor confort, dos opciones de transmisión (Dyna-E-Power). Motor AGCO Power 7.4L. Diseño Protect-U.</text:p>
          </table:table-cell>
          <table:table-cell table:style-name="ce6" office:value-type="float" office:value="35" calcext:value-type="float">
            <text:p>35</text:p>
          </table:table-cell>
          <table:table-cell table:style-name="ce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CR 8.90 IntelliSense</text:p>
          </table:table-cell>
          <table:table-cell table:style-name="ce2" office:value-type="string" calcext:value-type="string">
            <text:p>Cosechadora</text:p>
          </table:table-cell>
          <table:table-cell table:style-name="ce2" office:value-type="string" calcext:value-type="string">
            <text:p>Tecnología Twin Rotor (50º aniversario), sistema de inteligencia artificial que aprende y se adapta para optimizar rendimiento y minimizar pérdidas, grano más limpio, menor intervención del operador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T8 PLM Intelligence</text:p>
          </table:table-cell>
          <table:table-cell table:style-name="ce2" office:value-type="string" calcext:value-type="string">
            <text:p>Tractor</text:p>
          </table:table-cell>
          <table:table-cell table:style-name="ce2" office:value-type="string" calcext:value-type="string">
            <text:p>Tecnología de agricultura de precisión integrada (PLM Intelligence)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Fabricación Nacional. 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Nuevo TL5 con pala</text:p>
          </table:table-cell>
          <table:table-cell table:style-name="ce2" office:value-type="string" calcext:value-type="string">
            <text:p>Tractor</text:p>
          </table:table-cell>
          <table:table-cell table:style-name="ce2" office:value-type="string" calcext:value-type="string">
            <text:p>Versátil, ideal para tareas mixtas en explotaciones medianas y pequeñas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SP 3000</text:p>
          </table:table-cell>
          <table:table-cell table:style-name="ce2" office:value-type="string" calcext:value-type="string">
            <text:p>Pulverizadora</text:p>
          </table:table-cell>
          <table:table-cell table:style-name="ce5"/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Fabricación Nacional. 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RB 460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Rotoenfardadora diseñada para ofrecer calidad, velocidad y eficiencia en el manejo de pasturas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SR 200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Segadora diseñada para ofrecer calidad, velocidad y eficiencia en el manejo de pasturas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Pantallas CR7+ y CR12+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Nuevos displays centrales para la oferta digital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Receptor 500S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Nuevo receptor para agricultura de precisión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Plataformas FieldOps, FarmXtend, FieldXplorer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Para planificación, monitoreo y toma de decisiones precisas basadas en datos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Presentado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w Holland</text:p>
          </table:table-cell>
          <table:table-cell table:style-name="ce2" office:value-type="string" calcext:value-type="string">
            <text:p>New Holland Application Drone</text:p>
          </table:table-cell>
          <table:table-cell table:style-name="ce2" office:value-type="string" calcext:value-type="string">
            <text:p>Dron Agrícola</text:p>
          </table:table-cell>
          <table:table-cell table:style-name="ce2" office:value-type="string" calcext:value-type="string">
            <text:p>Dron pulverizador, alternativa para terrenos difíciles o escalas más reducidas, flexibilidad para pequeños y medianos productores.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Debut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bú</text:p>
          </table:table-cell>
          <table:table-cell table:style-name="ce2" office:value-type="string" calcext:value-type="string">
            <text:p>Pulverizadora autopropulsada PAO 3500</text:p>
          </table:table-cell>
          <table:table-cell table:style-name="ce2" office:value-type="string" calcext:value-type="string">
            <text:p>Pulverizadora</text:p>
          </table:table-cell>
          <table:table-cell table:style-name="ce2" office:value-type="string" calcext:value-type="string">
            <text:p>Nueva tecnología digital para mayor precisión y eficiencia operativa.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bú</text:p>
          </table:table-cell>
          <table:table-cell table:style-name="ce2" office:value-type="string" calcext:value-type="string">
            <text:p>Embolsadora de granos secos EGSO 550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Nueva tolva, malacate hidráulico, frenos a disco.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bú</text:p>
          </table:table-cell>
          <table:table-cell table:style-name="ce2" office:value-type="string" calcext:value-type="string">
            <text:p>Cabezal universal (nueva versión)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Recolección más precisa en cualquier dirección y distancia, reduce pérdidas.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bú</text:p>
          </table:table-cell>
          <table:table-cell table:style-name="ce2" office:value-type="string" calcext:value-type="string">
            <text:p>Rastra acondicionadora RAO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Para manejo mecánico de malezas, protege rastrojos, optimiza implantación.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bú</text:p>
          </table:table-cell>
          <table:table-cell table:style-name="ce2" office:value-type="string" calcext:value-type="string">
            <text:p>Desmalezadora DHO 3200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Optimizada con sistema cardánico para transmisión eficiente y corte preciso.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mbú</text:p>
          </table:table-cell>
          <table:table-cell table:style-name="ce2" office:value-type="string" calcext:value-type="string">
            <text:p>Volcador 50.000L</text:p>
          </table:table-cell>
          <table:table-cell table:style-name="ce2" office:value-type="string" calcext:value-type="string">
            <text:p>Otro Implemento</text:p>
          </table:table-cell>
          <table:table-cell table:style-name="ce2" office:value-type="string" calcext:value-type="string">
            <text:p>Nuevo diseño semi-cónico para facilitar transporte y descarga, minimiza resistencia.</text:p>
          </table:table-cell>
          <table:table-cell table:style-name="ce6" office:value-type="float" office:value="38" calcext:value-type="float">
            <text:p>38</text:p>
          </table:table-cell>
          <table:table-cell table:style-name="ce2" office:value-type="string" calcext:value-type="string">
            <text:p>Presentado en AgroActiva 2025. Stand 164B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erobón</text:p>
          </table:table-cell>
          <table:table-cell table:style-name="ce2" office:value-type="string" calcext:value-type="string">
            <text:p>Turbosem II (versiones 26/56 y 26/48)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Nuevas versiones para distanciamiento a 26 cm. 26/56: 56 líneas a 26 cm (ancho labor 14,70m). 26/48: 48 líneas a 26 cm (ancho labor 12,48m). Cuerpos de siembra DINSI, barra delantera desplazable hidráulicamente.</text:p>
          </table:table-cell>
          <table:table-cell table:style-name="ce6" office:value-type="float" office:value="26" calcext:value-type="float">
            <text:p>26</text:p>
          </table:table-cell>
          <table:table-cell table:style-name="ce2" office:value-type="string" calcext:value-type="string">
            <text:p>Novedad 2025, difundida en AgroActiva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erobón</text:p>
          </table:table-cell>
          <table:table-cell table:style-name="ce2" office:value-type="string" calcext:value-type="string">
            <text:p>Sembradoras MD y Multimix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Versiones renovadas. Tecnología para implantación precisa y dosis variable.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Presentadas en AgroActiva 2025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ntium</text:p>
          </table:table-cell>
          <table:table-cell table:style-name="ce2" office:value-type="string" calcext:value-type="string">
            <text:p>Sembradora eléctrica Velosofía Air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"La con más tecnología del mercado". Siembra de alta velocidad (cerca de 20 km/h) con precisión extrema. Dosificador totalmente autónomo, corte variable por surcos (EcuRow), control de carga vertical (ActiveForce), 99% singulación.</text:p>
          </table:table-cell>
          <table:table-cell table:style-name="ce6" office:value-type="float" office:value="24" calcext:value-type="float">
            <text:p>24</text:p>
          </table:table-cell>
          <table:table-cell table:style-name="ce2" office:value-type="string" calcext:value-type="string">
            <text:p>Fabricación Nacional (Santa Fe). 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ntium</text:p>
          </table:table-cell>
          <table:table-cell table:style-name="ce2" office:value-type="string" calcext:value-type="string">
            <text:p>ocuWeed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Aplicación selectiva con tecnología intuitiva. Ahorro del 80% de insumos vs. pulverizador convencional.</text:p>
          </table:table-cell>
          <table:table-cell table:style-name="ce6" office:value-type="float" office:value="24" calcext:value-type="float">
            <text:p>24</text:p>
          </table:table-cell>
          <table:table-cell table:style-name="ce2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CHIGER</text:p>
          </table:table-cell>
          <table:table-cell table:style-name="ce2" office:value-type="string" calcext:value-type="string">
            <text:p>Últimas innovaciones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Exhibición de sus más recientes desarrollos.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CHIGER</text:p>
          </table:table-cell>
          <table:table-cell table:style-name="ce2" office:value-type="string" calcext:value-type="string">
            <text:p>Carro Forrajero CF500D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Capacidad 50.000 litros, chasis de tres ejes independientes (central fijo, extremos autodireccionales), descarga por cadenas, caja abulonada de chapa galvanizada.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CHIGER</text:p>
          </table:table-cell>
          <table:table-cell table:style-name="ce2" office:value-type="string" calcext:value-type="string">
            <text:p>Acoplado de 40m3</text:p>
          </table:table-cell>
          <table:table-cell table:style-name="ce2" office:value-type="string" calcext:value-type="string">
            <text:p>Implemento Forrajero</text:p>
          </table:table-cell>
          <table:table-cell table:style-name="ce2" office:value-type="string" calcext:value-type="string">
            <text:p>Descarga en 1 minuto, para transporte de forraje, cadenas accionadas hidráulicamente, neumáticos de alta flotación.</text:p>
          </table:table-cell>
          <table:table-cell table:style-name="ce6" office:value-type="float" office:value="16" calcext:value-type="float">
            <text:p>16</text:p>
          </table:table-cell>
          <table:table-cell table:style-name="ce2" office:value-type="string" calcext:value-type="string">
            <text:p>Anuncio recient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per Walter</text:p>
          </table:table-cell>
          <table:table-cell table:style-name="ce2" office:value-type="string" calcext:value-type="string">
            <text:p>Sembradora "transformer" W660 Pentaflec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Pasa de posición de transporte a trabajo en 5 minutos. Cinco módulos articulados, 12 ruedas, mejor adaptación y copiado del terreno. Ancho de transporte menor.</text:p>
          </table:table-cell>
          <table:table-cell table:style-name="ce6" office:value-type="float" office:value="23" calcext:value-type="float">
            <text:p>23</text:p>
          </table:table-cell>
          <table:table-cell table:style-name="ce2" office:value-type="string" calcext:value-type="string">
            <text:p>Present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ra</text:p>
          </table:table-cell>
          <table:table-cell table:style-name="ce2" office:value-type="string" calcext:value-type="string">
            <text:p>Fertilizadora incorporadora ROW 6000</text:p>
          </table:table-cell>
          <table:table-cell table:style-name="ce2" office:value-type="string" calcext:value-type="string">
            <text:p>Fertilizadora / Incorporadora</text:p>
          </table:table-cell>
          <table:table-cell table:style-name="ce2"/>
          <table:table-cell table:style-name="ce6"/>
          <table:table-cell table:style-name="ce2" office:value-type="string" calcext:value-type="string">
            <text:p>Debut en AgroActiva 20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BeH</text:p>
          </table:table-cell>
          <table:table-cell table:style-name="ce2" office:value-type="string" calcext:value-type="string">
            <text:p>Sistemas ITRACK y CLEANFIX</text:p>
          </table:table-cell>
          <table:table-cell table:style-name="ce2" office:value-type="string" calcext:value-type="string">
            <text:p>Solución Digital/Agricultura de Precisión</text:p>
          </table:table-cell>
          <table:table-cell table:style-name="ce2" office:value-type="string" calcext:value-type="string">
            <text:p>ITRACK: monitoreo remoto 24/7, alertas preventivas. CLEANFIX: variación ángulo hélice radiador para limpieza automática/manual, previene sobrecalentamiento. Para manipulador telescópico.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string" calcext:value-type="string">
            <text:p>Lanzamiento en AgroActiva 2025. Stand 136C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deschi</text:p>
          </table:table-cell>
          <table:table-cell table:style-name="ce2" office:value-type="string" calcext:value-type="string">
            <text:p>Novedades en sembradoras</text:p>
          </table:table-cell>
          <table:table-cell table:style-name="ce2" office:value-type="string" calcext:value-type="string">
            <text:p>Sembradora</text:p>
          </table:table-cell>
          <table:table-cell table:style-name="ce2" office:value-type="string" calcext:value-type="string">
            <text:p>Innovaciones técnicas y comerciales. Concepto "potencia Tedeschi". Opciones de giro autotrail. Articulación patentada para mayor ancho de trabajo. Modelos para pasturas, grano fino y grueso, de uno, dos módulos y autotrailer.</text:p>
          </table:table-cell>
          <table:table-cell table:style-name="ce6" office:value-type="float" office:value="28" calcext:value-type="float">
            <text:p>28</text:p>
          </table:table-cell>
          <table:table-cell table:style-name="ce2" office:value-type="string" calcext:value-type="string">
            <text:p>Presentado en AgroActiva 2025. Stand 142E / 244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T Implementos Agrícolas</text:p>
          </table:table-cell>
          <table:table-cell table:style-name="ce2" office:value-type="string" calcext:value-type="string">
            <text:p>Rombos colonizadores Algeris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Nueva línea de la empresa uruguaya Algeris.</text:p>
          </table:table-cell>
          <table:table-cell table:style-name="ce6" office:value-type="float" office:value="47" calcext:value-type="float">
            <text:p>47</text:p>
          </table:table-cell>
          <table:table-cell table:style-name="ce2" office:value-type="string" calcext:value-type="string">
            <text:p>Lanzamiento en AgroActiva 2025. Stand 292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T Implementos Agrícolas</text:p>
          </table:table-cell>
          <table:table-cell table:style-name="ce2" office:value-type="string" calcext:value-type="string">
            <text:p>Rastras de discos excéntricas (Brasil)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Nueva línea importada de Brasil.</text:p>
          </table:table-cell>
          <table:table-cell table:style-name="ce6" office:value-type="float" office:value="47" calcext:value-type="float">
            <text:p>47</text:p>
          </table:table-cell>
          <table:table-cell table:style-name="ce2" office:value-type="string" calcext:value-type="string">
            <text:p>Presentado en AgroActiva 2025. Stand 292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T Implementos Agrícolas</text:p>
          </table:table-cell>
          <table:table-cell table:style-name="ce2" office:value-type="string" calcext:value-type="string">
            <text:p>Rastra desencontrada RDL 7580</text:p>
          </table:table-cell>
          <table:table-cell table:style-name="ce2" office:value-type="string" calcext:value-type="string">
            <text:p>Implemento de Labranza</text:p>
          </table:table-cell>
          <table:table-cell table:style-name="ce2" office:value-type="string" calcext:value-type="string">
            <text:p>Producción propia, para tractores de Baja y Media Potencia. Tubo 100x140mm, espesor 8mm, peso por disco 70-80kg.</text:p>
          </table:table-cell>
          <table:table-cell table:style-name="ce6" office:value-type="float" office:value="47" calcext:value-type="float">
            <text:p>47</text:p>
          </table:table-cell>
          <table:table-cell table:style-name="ce2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T Implementos Agrícolas</text:p>
          </table:table-cell>
          <table:table-cell table:style-name="ce2" office:value-type="string" calcext:value-type="string">
            <text:p>Paratill PBA</text:p>
          </table:table-cell>
          <table:table-cell table:style-name="ce2" office:value-type="string" calcext:value-type="string">
            <text:p>Incorporadora / Subsolador / Implemento de Labranza</text:p>
          </table:table-cell>
          <table:table-cell table:style-name="ce2" office:value-type="string" calcext:value-type="string">
            <text:p>Producción propia, para mejorar suelos degradados. Roturación hasta 20cm profundidad.</text:p>
          </table:table-cell>
          <table:table-cell table:style-name="ce6" office:value-type="float" office:value="47" calcext:value-type="float">
            <text:p>47</text:p>
          </table:table-cell>
          <table:table-cell table:style-name="ce2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 table:number-rows-repeated="2">
          <table:table-cell table:style-name="ce3" table:number-columns-repeated="4"/>
          <table:table-cell table:style-name="ce7"/>
          <table:table-cell table:style-name="ce3"/>
          <table:table-cell table:number-columns-repeated="1018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8B84A6C_1356_4D8C_9461_3B3858D49BC3_.wvu.FilterData" table:base-cell-address="$'2-06 700 hs'.$A$1" table:cell-range-address="$'2-06 700 hs'.$A$1:.$F$68"/>
        </table:named-expressions>
      </table:table>
      <table:table table:name="3-06 700h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8" office:value-type="string" calcext:value-type="string">
            <text:p>Empresa</text:p>
          </table:table-cell>
          <table:table-cell table:style-name="ce11" office:value-type="string" calcext:value-type="string">
            <text:p>Producto/Novedad</text:p>
          </table:table-cell>
          <table:table-cell table:style-name="ce11" office:value-type="string" calcext:value-type="string">
            <text:p>Tipo de Maquinaria</text:p>
          </table:table-cell>
          <table:table-cell table:style-name="ce11" office:value-type="string" calcext:value-type="string">
            <text:p>Descripción / Características Clave</text:p>
          </table:table-cell>
          <table:table-cell table:style-name="ce11" office:value-type="string" calcext:value-type="string">
            <text:p>Fuente / Referencia Snippet</text:p>
          </table:table-cell>
          <table:table-cell table:style-name="ce11" office:value-type="string" calcext:value-type="string">
            <text:p>Notas Adicionale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belardo Cuffia</text:p>
          </table:table-cell>
          <table:table-cell table:style-name="ce9" office:value-type="string" calcext:value-type="string">
            <text:p>Soluciones en siembra, pulverización, fertilización y telemetría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Control Dosificadores Eléctricos Agrotax, Corte Automático Sembradoras, Monitor Siembra Fusion Pro, Control Hidráulico Fertilizadoras FGS Black, Plataforma Integral FGS Black, Aplicación Selectiva SaveFarm y Ecorobotix (IA).</text:p>
          </table:table-cell>
          <table:table-cell table:style-name="ce12"/>
          <table:table-cell table:style-name="ce9" office:value-type="string" calcext:value-type="string">
            <text:p>Lanzamientos y sorpresas en AgroActiva 2025. Sponsor del evento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gromec</text:p>
          </table:table-cell>
          <table:table-cell table:style-name="ce10" office:value-type="string" calcext:value-type="string">
            <text:p>Rastra Súper 90 con siembra y fertilización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Incorpora tolva plástica (El Torito) para siembra y fertilización en una pasada.</text:p>
          </table:table-cell>
          <table:table-cell table:style-name="ce13"/>
          <table:table-cell table:style-name="ce10" office:value-type="string" calcext:value-type="string">
            <text:p>Prototipo, presentación comercial en AgroActiva 2025. Stand 150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ron</text:p>
          </table:table-cell>
          <table:table-cell table:style-name="ce9" office:value-type="string" calcext:value-type="string">
            <text:p>Esparcidor EE2018</text:p>
          </table:table-cell>
          <table:table-cell table:style-name="ce9" office:value-type="string" calcext:value-type="string">
            <text:p>Fertilizadora / Implemento</text:p>
          </table:table-cell>
          <table:table-cell table:style-name="ce9" office:value-type="string" calcext:value-type="string">
            <text:p>20 toneladas de capacidad, arrastre por cadenas, para enmiendas orgánicas sólidas y semisólidas.</text:p>
          </table:table-cell>
          <table:table-cell table:style-name="ce12"/>
          <table:table-cell table:style-name="ce9" office:value-type="string" calcext:value-type="string">
            <text:p>Lanzamiento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ron</text:p>
          </table:table-cell>
          <table:table-cell table:style-name="ce10" office:value-type="string" calcext:value-type="string">
            <text:p>Línea TERRAPLANE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Palas cargadoras frontales, motoniveladoras, autoelevadores.</text:p>
          </table:table-cell>
          <table:table-cell table:style-name="ce13"/>
          <table:table-cell table:style-name="ce10" office:value-type="string" calcext:value-type="string">
            <text:p>Debut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ron</text:p>
          </table:table-cell>
          <table:table-cell table:style-name="ce9" office:value-type="string" calcext:value-type="string">
            <text:p>Distribución Tractores Kubota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Modelos de 95, 103 y 135 HP.</text:p>
          </table:table-cell>
          <table:table-cell table:style-name="ce12"/>
          <table:table-cell table:style-name="ce9" office:value-type="string" calcext:value-type="string">
            <text:p>Como distribuidor oficial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ron</text:p>
          </table:table-cell>
          <table:table-cell table:style-name="ce10" office:value-type="string" calcext:value-type="string">
            <text:p>Distribución Drones DJI</text:p>
          </table:table-cell>
          <table:table-cell table:style-name="ce10" office:value-type="string" calcext:value-type="string">
            <text:p>Dron Agrícola</text:p>
          </table:table-cell>
          <table:table-cell table:style-name="ce10" office:value-type="string" calcext:value-type="string">
            <text:p>Modelos Agras T50, T25 y Mavic 3M para pulverización, siembra, fertilización y mapeo.</text:p>
          </table:table-cell>
          <table:table-cell table:style-name="ce13"/>
          <table:table-cell table:style-name="ce10" office:value-type="string" calcext:value-type="string">
            <text:p>Como distribuidor oficial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tina</text:p>
          </table:table-cell>
          <table:table-cell table:style-name="ce9" office:value-type="string" calcext:value-type="string">
            <text:p>Línea INOX (HP 6730, HP 5522i)</text:p>
          </table:table-cell>
          <table:table-cell table:style-name="ce9" office:value-type="string" calcext:value-type="string">
            <text:p>Fertilizadora / Incorporadora</text:p>
          </table:table-cell>
          <table:table-cell table:style-name="ce9" office:value-type="string" calcext:value-type="string">
            <text:p>Equipos 100% acero inoxidable. HP 6730: Fertilizadora, 6.700L, 30m ancho labor. HP 5522i: Incorporadora neumática, 5.500L, para suelos secos.</text:p>
          </table:table-cell>
          <table:table-cell table:style-name="ce12"/>
          <table:table-cell table:style-name="ce9" office:value-type="string" calcext:value-type="string">
            <text:p>Presentada en AgroActiva 2025. Stand 31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tina</text:p>
          </table:table-cell>
          <table:table-cell table:style-name="ce10" office:value-type="string" calcext:value-type="string">
            <text:p>Kit 4.2 INOX</text:p>
          </table:table-cell>
          <table:table-cell table:style-name="ce10" office:value-type="string" calcext:value-type="string">
            <text:p>Fertilizadora</text:p>
          </table:table-cell>
          <table:table-cell table:style-name="ce10" office:value-type="string" calcext:value-type="string">
            <text:p>Nuevo diseño 100% acero inoxidable. Balance entre capacidad de tolva y tecnología de precisión.</text:p>
          </table:table-cell>
          <table:table-cell table:style-name="ce13"/>
          <table:table-cell table:style-name="ce10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tina</text:p>
          </table:table-cell>
          <table:table-cell table:style-name="ce9" office:value-type="string" calcext:value-type="string">
            <text:p>KIT ALTINA 18.5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Gran capacidad de carga, para contratistas que buscan máxima autonomía y eficiencia.</text:p>
          </table:table-cell>
          <table:table-cell table:style-name="ce12"/>
          <table:table-cell table:style-name="ce9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ntonio Bernardi y Capello</text:p>
          </table:table-cell>
          <table:table-cell table:style-name="ce10" office:value-type="string" calcext:value-type="string">
            <text:p>Cabezal de corte directo Spartan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Para recolección de todo tipo de forrajes de altura mediana o alta. Adaptable a todas las picadoras autopropulsadas. Sinfín de alimentación de gran diámetro.</text:p>
          </table:table-cell>
          <table:table-cell table:style-name="ce13"/>
          <table:table-cell table:style-name="ce10" office:value-type="string" calcext:value-type="string">
            <text:p>Debut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tonio Bernardi y Capello</text:p>
          </table:table-cell>
          <table:table-cell table:style-name="ce9" office:value-type="string" calcext:value-type="string">
            <text:p>Cabezal maicero Quasar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Alto desempeño. Se exhibirá para darlo a conocer, con objetivo de futura comercialización.</text:p>
          </table:table-cell>
          <table:table-cell table:style-name="ce12"/>
          <table:table-cell table:style-name="ce9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pache</text:p>
          </table:table-cell>
          <table:table-cell table:style-name="ce10" office:value-type="string" calcext:value-type="string">
            <text:p>Sembradora 90mil air drill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No hay información</text:p>
          </table:table-cell>
          <table:table-cell table:style-name="ce13"/>
          <table:table-cell table:style-name="ce10" office:value-type="string" calcext:value-type="string">
            <text:p>Lanzamiento programado para el 5 de junio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AG Argentina</text:p>
          </table:table-cell>
          <table:table-cell table:style-name="ce9" office:value-type="string" calcext:value-type="string">
            <text:p>Propuesta integral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Enfocada en eficiencia, innovación y tecnología aplicada al campo. Desarrollo de componentes para siembra, pulverización, fertilización y agricultura de precisión.</text:p>
          </table:table-cell>
          <table:table-cell table:style-name="ce12"/>
          <table:table-cell table:style-name="ce9" office:value-type="string" calcext:value-type="string">
            <text:p>Lote 132F, AgroActiva 2025. Aniversario 26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navesio</text:p>
          </table:table-cell>
          <table:table-cell table:style-name="ce10" office:value-type="string" calcext:value-type="string">
            <text:p>Innovaciones en embolsado de forraje (ej. M40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Tecnologías para optimizar trabajo y potenciar capacidad. Modelo M40 de 40.000L de capacidad.</text:p>
          </table:table-cell>
          <table:table-cell table:style-name="ce13"/>
          <table:table-cell table:style-name="ce10" office:value-type="string" calcext:value-type="string">
            <text:p>Presentado en AgroActiva 2025. Stand 308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Tractor Steiger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Descrito como el más grande y potente del paí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en Cosecha</text:p>
          </table:table-cell>
          <table:table-cell table:style-name="ce10" office:value-type="string" calcext:value-type="string">
            <text:p>Cosechadora</text:p>
          </table:table-cell>
          <table:table-cell table:style-name="ce10" office:value-type="string" calcext:value-type="string">
            <text:p>Innovaciones y soluciones en cosecha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Soluciones en Pulverización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Innovaciones y soluciones en pulverización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en Heno y Forraje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Innovaciones y soluciones en heno y forraje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Drones Aplicadores P60 y P150</text:p>
          </table:table-cell>
          <table:table-cell table:style-name="ce9" office:value-type="string" calcext:value-type="string">
            <text:p>Dron Agrícola</text:p>
          </table:table-cell>
          <table:table-cell table:style-name="ce9" office:value-type="string" calcext:value-type="string">
            <text:p>P60 con capacidad de 30 litros, P150 con capacidad de 70 litros.</text:p>
          </table:table-cell>
          <table:table-cell table:style-name="ce12"/>
          <table:table-cell table:style-name="ce9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de Agricultura Digital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Productos de agricultura de precisión, Centro de Conectividad Avanzada, plataformas Case IH FieldOps, FieldXplorer y FarmXtend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entenario</text:p>
          </table:table-cell>
          <table:table-cell table:style-name="ce9" office:value-type="string" calcext:value-type="string">
            <text:p>Tráiler para drones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Para traslado de dron, baterías, generador e insumos. Versiones de 4 y 5m de largo. Dos configuraciones: 1) Habitáculo delantero. 2) Habitáculo delantero + techo/estación de despegue y monitoreo.</text:p>
          </table:table-cell>
          <table:table-cell table:style-name="ce12"/>
          <table:table-cell table:style-name="ce9" office:value-type="string" calcext:value-type="string">
            <text:p>Lanzamiento en AgroActiva 2025. Stand 28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LAAS</text:p>
          </table:table-cell>
          <table:table-cell table:style-name="ce10" office:value-type="string" calcext:value-type="string">
            <text:p>Tractor AXION 930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360 CV (ext. 363 CV), motor FPT 8.7L, transmisión CMATIC, sistema CEMOS para optimización de rendimiento (hasta -16.8% consumo), piloto CEMIS 1200, conectividad CLAAS Connect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AAS</text:p>
          </table:table-cell>
          <table:table-cell table:style-name="ce9" office:value-type="string" calcext:value-type="string">
            <text:p>Cosechadora TRION 710</text:p>
          </table:table-cell>
          <table:table-cell table:style-name="ce9" office:value-type="string" calcext:value-type="string">
            <text:p>Cosechadora</text:p>
          </table:table-cell>
          <table:table-cell table:style-name="ce9" office:value-type="string" calcext:value-type="string">
            <text:p>Exhibida con maicero Allochis de 20 surcos a 52 cm.</text:p>
          </table:table-cell>
          <table:table-cell table:style-name="ce12"/>
          <table:table-cell table:style-name="ce9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LAAS</text:p>
          </table:table-cell>
          <table:table-cell table:style-name="ce10" office:value-type="string" calcext:value-type="string">
            <text:p>Picadora JAGUAR 95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Exhibida con cabezal Orbis 750.</text:p>
          </table:table-cell>
          <table:table-cell table:style-name="ce13"/>
          <table:table-cell table:style-name="ce10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AAS</text:p>
          </table:table-cell>
          <table:table-cell table:style-name="ce9" office:value-type="string" calcext:value-type="string">
            <text:p>Segadoras DISCO (8500 C y 3200 C)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Tecnología MAX CUT, sistema de cambio rápido de cuchillas.</text:p>
          </table:table-cell>
          <table:table-cell table:style-name="ce12"/>
          <table:table-cell table:style-name="ce9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rucianelli</text:p>
          </table:table-cell>
          <table:table-cell table:style-name="ce10" office:value-type="string" calcext:value-type="string">
            <text:p>Nuevo producto de fertilización</text:p>
          </table:table-cell>
          <table:table-cell table:style-name="ce10" office:value-type="string" calcext:value-type="string">
            <text:p>Fertilizadora</text:p>
          </table:table-cell>
          <table:table-cell table:style-name="ce10" office:value-type="string" calcext:value-type="string">
            <text:p>Promete marcar un antes y un después en la historia de la fertilización nacional. Adquirió Fertec.</text:p>
          </table:table-cell>
          <table:table-cell table:style-name="ce13"/>
          <table:table-cell table:style-name="ce10" office:value-type="string" calcext:value-type="string">
            <text:p>Lanzamiento programado para el 4 de juni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DOLBI S.A.</text:p>
          </table:table-cell>
          <table:table-cell table:style-name="ce9" office:value-type="string" calcext:value-type="string">
            <text:p>Sembradora innovadora DX2142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Multipropósito, tecnologías para implantación precisa. Apuesta a siembra de alta velocidad con ecuRow (hasta 14 Km/hora, singulación 99%), configurable 1-5 módulos, distanciamientos 35, 38, 52,5, 70 cm, ancho transporte 3,50m.</text:p>
          </table:table-cell>
          <table:table-cell table:style-name="ce12"/>
          <table:table-cell table:style-name="ce9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abimag</text:p>
          </table:table-cell>
          <table:table-cell table:style-name="ce10" office:value-type="string" calcext:value-type="string">
            <text:p>Sembradora para maní SM3.0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Rediseño dentro de la Línea Generación 3.0. Apta para otros cultivos como soja. Más recursos tecnológicos.</text:p>
          </table:table-cell>
          <table:table-cell table:style-name="ce13"/>
          <table:table-cell table:style-name="ce10" office:value-type="string" calcext:value-type="string">
            <text:p>Lanzamiento en AgroActiva 2025. Stand B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Mixer autopropulsado Faresin Leader PF 1.2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Motor Deutz, velocidad máx. 30 km/h, caja de carga 20.000L, sinfín vertical.</text:p>
          </table:table-cell>
          <table:table-cell table:style-name="ce12"/>
          <table:table-cell table:style-name="ce9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Manipulador telescópico Faresin FS 7.32C Stage III A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Capacidad levante 3 ton, altura máx. elevación 7m.</text:p>
          </table:table-cell>
          <table:table-cell table:style-name="ce13"/>
          <table:table-cell table:style-name="ce10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Equipos Krone (picadoras, segadoras, rotoenfardadoras)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Línea de forraje de Krone.</text:p>
          </table:table-cell>
          <table:table-cell table:style-name="ce12"/>
          <table:table-cell table:style-name="ce9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Equipos Lemken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Equipos para preparación de suelos y siembra.</text:p>
          </table:table-cell>
          <table:table-cell table:style-name="ce13"/>
          <table:table-cell table:style-name="ce10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Equipos GTS (cabezal maicero, draper, niveladoras)</text:p>
          </table:table-cell>
          <table:table-cell table:style-name="ce9" office:value-type="string" calcext:value-type="string">
            <text:p>Implemento Forrajero / Implemento de Labranza</text:p>
          </table:table-cell>
          <table:table-cell table:style-name="ce9" office:value-type="string" calcext:value-type="string">
            <text:p>Cabezal maicero, draper y niveladoras de aluminio GTS.</text:p>
          </table:table-cell>
          <table:table-cell table:style-name="ce12"/>
          <table:table-cell table:style-name="ce9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reen Pac</text:p>
          </table:table-cell>
          <table:table-cell table:style-name="ce10" office:value-type="string" calcext:value-type="string">
            <text:p>Cabezal rotativo Gaser XWD 46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Desarrollo propio, adaptable a todos los modelos de picadoras disponibles en Argentina.</text:p>
          </table:table-cell>
          <table:table-cell table:style-name="ce13"/>
          <table:table-cell table:style-name="ce10" office:value-type="string" calcext:value-type="string">
            <text:p>Lanzamiento en AgroActiva 2025 (anuncio 3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reen Pac</text:p>
          </table:table-cell>
          <table:table-cell table:style-name="ce9" office:value-type="string" calcext:value-type="string">
            <text:p>Embolsadora GSX 31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Rotor de 3 metros, motor FPT de 310 CV, logística ágil.</text:p>
          </table:table-cell>
          <table:table-cell table:style-name="ce12"/>
          <table:table-cell table:style-name="ce9" office:value-type="string" calcext:value-type="string">
            <text:p>Lanzamiento en AgroActiva 2025 (anuncio 3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rupo BPB (B&amp;P Motion Solutions)</text:p>
          </table:table-cell>
          <table:table-cell table:style-name="ce10" office:value-type="string" calcext:value-type="string">
            <text:p>Marca B&amp;P Agro Solution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Agrupa cuerpos de siembra, dosificadores, cajas eléctricas para cabezales maiceros.</text:p>
          </table:table-cell>
          <table:table-cell table:style-name="ce13"/>
          <table:table-cell table:style-name="ce10" office:value-type="string" calcext:value-type="string">
            <text:p>Lanzamiento en AgroActiva 2025. Stand 164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idrogrúas TKA (Básculas Magris)</text:p>
          </table:table-cell>
          <table:table-cell table:style-name="ce9" office:value-type="string" calcext:value-type="string">
            <text:p>Controles inalámbricos Tecnnic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Adaptables a cualquier tipo y marca de hidrogrúa. Mejoran seguridad y eficiencia.</text:p>
          </table:table-cell>
          <table:table-cell table:style-name="ce12"/>
          <table:table-cell table:style-name="ce9" office:value-type="string" calcext:value-type="string">
            <text:p>Presentado en AgroActiva 2025. Stand Básculas Magri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ndecar</text:p>
          </table:table-cell>
          <table:table-cell table:style-name="ce10" office:value-type="string" calcext:value-type="string">
            <text:p>Descuentos en línea de sembradoras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Hasta 30% de descuento en modelos Neo Plant, Neo Plant Precision, Guerrera Autoseed y Torflex. Opción pago con soja +10% valor pizarra.</text:p>
          </table:table-cell>
          <table:table-cell table:style-name="ce13"/>
          <table:table-cell table:style-name="ce10" office:value-type="string" calcext:value-type="string">
            <text:p>Promoción para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decar</text:p>
          </table:table-cell>
          <table:table-cell table:style-name="ce9" office:value-type="string" calcext:value-type="string">
            <text:p>Sembradora NEO con Neo Plant Precision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Sistema permite sembrar soja como con sistema de placa, pero con dosificador central. Aumento de rinde en soja de 500-700 kg. Sistema de presión de cuerpo con pistones. Alianza con VAF (monitores/computadoras de siembra).</text:p>
          </table:table-cell>
          <table:table-cell table:style-name="ce12"/>
          <table:table-cell table:style-name="ce9" office:value-type="string" calcext:value-type="string">
            <text:p>Mencion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nvezta</text:p>
          </table:table-cell>
          <table:table-cell table:style-name="ce10" office:value-type="string" calcext:value-type="string">
            <text:p>Incorporadora XTRA-5000</text:p>
          </table:table-cell>
          <table:table-cell table:style-name="ce10" office:value-type="string" calcext:value-type="string">
            <text:p>Incorporadora / Subsolador / Implemento de Labranza</text:p>
          </table:table-cell>
          <table:table-cell table:style-name="ce10" office:value-type="string" calcext:value-type="string">
            <text:p>Capacidad 5.000 litros, ancho de labor 8 metros, cuerpos fertilizadores con doble paralelogramo, dos cortes de sección con fertilización variable, balanza 6 celdas.</text:p>
          </table:table-cell>
          <table:table-cell table:style-name="ce13"/>
          <table:table-cell table:style-name="ce10" office:value-type="string" calcext:value-type="string">
            <text:p>Lanzamiento en AgroActiva 2025. Stand 156B (Invezta) / Stand 244A (Maquinac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Jacto</text:p>
          </table:table-cell>
          <table:table-cell table:style-name="ce9" office:value-type="string" calcext:value-type="string">
            <text:p>Abonadora autopropulsada Uniport 8030 NPK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Motor Cummins QSB 6.7 de 300 CV. Tolva de 8.000 kg / 8 m3. Faja de aplicación: hasta 50m (granulados), 12m (polvo), 27m (semillas). Control automático de 12 secciones. SmartSet. Direccional Unitrack.</text:p>
          </table:table-cell>
          <table:table-cell table:style-name="ce12"/>
          <table:table-cell table:style-name="ce9" office:value-type="string" calcext:value-type="string">
            <text:p>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eaf Agrotronics (Grupo Crucianelli)</text:p>
          </table:table-cell>
          <table:table-cell table:style-name="ce10" office:value-type="string" calcext:value-type="string">
            <text:p>Novedades Leaf Agrotronic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Lanzamientos de la división de agricultura de precisión de Crucianelli. Nuevo monitor ORIZON. App Leaf X para control integral en siembra. Dosificador de Fina Múltiple. Aplicaciones en Surco Leaf by Orion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oyto</text:p>
          </table:table-cell>
          <table:table-cell table:style-name="ce9" office:value-type="string" calcext:value-type="string">
            <text:p>Moledora circular L360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Zaranda ocupa toda la circunferencia del molino (descarga 360°). Moliendas extremadamente finas (harinas). Mayor rinde/hora, menor temperatura por fricción, descarga con ciclón para control de polvo.</text:p>
          </table:table-cell>
          <table:table-cell table:style-name="ce12"/>
          <table:table-cell table:style-name="ce9" office:value-type="string" calcext:value-type="string">
            <text:p>Lanzamiento en AgroActiva 2025. Stand 156C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inero</text:p>
          </table:table-cell>
          <table:table-cell table:style-name="ce10" office:value-type="string" calcext:value-type="string">
            <text:p>Cabezal Girasolero 1045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Versiones 24 y 26 hileras a 52.5 cm. Mando central barra de corte y acarreador. Bandejas y escudo de acero inoxidable, plegables.</text:p>
          </table:table-cell>
          <table:table-cell table:style-name="ce13"/>
          <table:table-cell table:style-name="ce10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ero</text:p>
          </table:table-cell>
          <table:table-cell table:style-name="ce9" office:value-type="string" calcext:value-type="string">
            <text:p>Mixers Horizontales 2913, 2922, 2933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Modelo 2913 (8.500L), 2923 (10.000L), 2933 (12.000L). Serie 3, reducción principal frontal, mandos sinfines superiores traseros, puesto inspección delantero.</text:p>
          </table:table-cell>
          <table:table-cell table:style-name="ce12"/>
          <table:table-cell table:style-name="ce9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inero</text:p>
          </table:table-cell>
          <table:table-cell table:style-name="ce10" office:value-type="string" calcext:value-type="string">
            <text:p>Enfardadora 574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Atador de hilo, sistema de alimentación central. Rendimiento aprox. 500 fardos/hora.</text:p>
          </table:table-cell>
          <table:table-cell table:style-name="ce13"/>
          <table:table-cell table:style-name="ce10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ero</text:p>
          </table:table-cell>
          <table:table-cell table:style-name="ce9" office:value-type="string" calcext:value-type="string">
            <text:p>Rotoenfardadora 5834 Ultra Cut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Amplía familia con cutter. Recolector con 25 cuchillas.</text:p>
          </table:table-cell>
          <table:table-cell table:style-name="ce12"/>
          <table:table-cell table:style-name="ce9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ssey Ferguson</text:p>
          </table:table-cell>
          <table:table-cell table:style-name="ce10" office:value-type="string" calcext:value-type="string">
            <text:p>Tractores Serie MF 8S / Tractor MF 8S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Cuatro versiones (205 HP a 265 HP). Diseño renovado, mayor confort, dos opciones de transmisión (Dyna-E-Power). Motor AGCO Power 7.4L. Diseño Protect-U. Lanzamiento MF 8S el 4 de junio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ssey Ferguson</text:p>
          </table:table-cell>
          <table:table-cell table:style-name="ce9" office:value-type="string" calcext:value-type="string">
            <text:p>Enfardadora MF 184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Fardos pequeños rectangulares, carga central.</text:p>
          </table:table-cell>
          <table:table-cell table:style-name="ce12"/>
          <table:table-cell table:style-name="ce9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ontecor</text:p>
          </table:table-cell>
          <table:table-cell table:style-name="ce10" office:value-type="string" calcext:value-type="string">
            <text:p>Tolvas TFS18/TFS22 con tecnología de control</text:p>
          </table:table-cell>
          <table:table-cell table:style-name="ce10" office:value-type="string" calcext:value-type="string">
            <text:p>Otro Implemento / Solución Digital</text:p>
          </table:table-cell>
          <table:table-cell table:style-name="ce10" office:value-type="string" calcext:value-type="string">
            <text:p>Control total de cosecha desde celular en tiempo real: geoposicionamiento, seguimiento de kilos, imágenes HD nocturnas, trazabilidad por lote, calibración remota, alarmas.</text:p>
          </table:table-cell>
          <table:table-cell table:style-name="ce13"/>
          <table:table-cell table:style-name="ce10" office:value-type="string" calcext:value-type="string">
            <text:p>Presentado en AgroActiva 2025. Stand 254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Cosechadora CR 8.90 IntelliSense</text:p>
          </table:table-cell>
          <table:table-cell table:style-name="ce9" office:value-type="string" calcext:value-type="string">
            <text:p>Cosechadora</text:p>
          </table:table-cell>
          <table:table-cell table:style-name="ce9" office:value-type="string" calcext:value-type="string">
            <text:p>Tecnología Twin Rotor (50º aniversario), sistema de inteligencia artificial que aprende y se adapta para optimizar rendimiento y minimizar pérdidas, grano más limpio, menor intervención del operador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Tractor T8 PLM Intelligence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Tecnología de agricultura de precisión integrada (PLM Intelligence).</text:p>
          </table:table-cell>
          <table:table-cell table:style-name="ce13"/>
          <table:table-cell table:style-name="ce10" office:value-type="string" calcext:value-type="string">
            <text:p>Fabricación Nacional. 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Nuevo Tractor TL5 con pala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Versátil, ideal para tareas mixtas en explotaciones medianas y pequeña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Pulverizadora SP 3000</text:p>
          </table:table-cell>
          <table:table-cell table:style-name="ce10" office:value-type="string" calcext:value-type="string">
            <text:p>Pulverizadora</text:p>
          </table:table-cell>
          <table:table-cell table:style-name="ce10"/>
          <table:table-cell table:style-name="ce13"/>
          <table:table-cell table:style-name="ce10" office:value-type="string" calcext:value-type="string">
            <text:p>Fabricación Nacional. 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Rotoenfardadora RB 46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Rotoenfardadora diseñada para ofrecer calidad, velocidad y eficiencia en el manejo de pastura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Segadora SR 20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Segadora diseñada para ofrecer calidad, velocidad y eficiencia en el manejo de pasturas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Pantallas CR7+ y CR12+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Nuevos displays centrales para la oferta digital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Receptor 500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Nuevo receptor para agricultura de precisión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Plataformas FieldOps, FarmXtend, FieldXplorer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Para planificación, monitoreo y toma de decisiones precisas basadas en dato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New Holland Application Drone</text:p>
          </table:table-cell>
          <table:table-cell table:style-name="ce10" office:value-type="string" calcext:value-type="string">
            <text:p>Dron Agrícola</text:p>
          </table:table-cell>
          <table:table-cell table:style-name="ce10" office:value-type="string" calcext:value-type="string">
            <text:p>Dron pulverizador, alternativa para terrenos difíciles o escalas más reducidas, flexibilidad para pequeños y medianos productores.</text:p>
          </table:table-cell>
          <table:table-cell table:style-name="ce13"/>
          <table:table-cell table:style-name="ce10" office:value-type="string" calcext:value-type="string">
            <text:p>Debut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Pulverizadora autopropulsada PAO 3500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Nueva tecnología digital para mayor precisión y eficiencia operativa.</text:p>
          </table:table-cell>
          <table:table-cell table:style-name="ce12"/>
          <table:table-cell table:style-name="ce9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Volcador BATEA 50m³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Nuevo diseño semi-cónico para facilitar transporte y descarga, minimiza resistencia.</text:p>
          </table:table-cell>
          <table:table-cell table:style-name="ce13"/>
          <table:table-cell table:style-name="ce10" office:value-type="string" calcext:value-type="string">
            <text:p>Presentado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Embolsadora de granos secos EGSO 55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Nueva tolva, malacate hidráulico, frenos a disco.</text:p>
          </table:table-cell>
          <table:table-cell table:style-name="ce12"/>
          <table:table-cell table:style-name="ce9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Cabezal universal (nueva versión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Recolección más precisa en cualquier dirección y distancia, reduce pérdidas.</text:p>
          </table:table-cell>
          <table:table-cell table:style-name="ce13"/>
          <table:table-cell table:style-name="ce10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Rastra acondicionadora RAO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Para manejo mecánico de malezas, protege rastrojos, optimiza implantación.</text:p>
          </table:table-cell>
          <table:table-cell table:style-name="ce12"/>
          <table:table-cell table:style-name="ce9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Desmalezadora DHO 3200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Optimizada con sistema cardánico para transmisión eficiente y corte preciso.</text:p>
          </table:table-cell>
          <table:table-cell table:style-name="ce13"/>
          <table:table-cell table:style-name="ce10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Fertilizadora Autopropulsada Neumática FN 4200</text:p>
          </table:table-cell>
          <table:table-cell table:style-name="ce9" office:value-type="string" calcext:value-type="string">
            <text:p>Fertilizadora</text:p>
          </table:table-cell>
          <table:table-cell table:style-name="ce9"/>
          <table:table-cell table:style-name="ce12"/>
          <table:table-cell table:style-name="ce9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ierobón</text:p>
          </table:table-cell>
          <table:table-cell table:style-name="ce10" office:value-type="string" calcext:value-type="string">
            <text:p>Sembradoras Turbosem II (versiones 26/56 y 26/48)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Nuevas versiones para distanciamiento a 26 cm. 26/56: 56 líneas a 26 cm (ancho labor 14,70m). 26/48: 48 líneas a 26 cm (ancho labor 12,48m). Cuerpos de siembra DINSI, barra delantera desplazable hidráulicamente.</text:p>
          </table:table-cell>
          <table:table-cell table:style-name="ce13"/>
          <table:table-cell table:style-name="ce10" office:value-type="string" calcext:value-type="string">
            <text:p>Novedad 2025, difundida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ierobón</text:p>
          </table:table-cell>
          <table:table-cell table:style-name="ce9" office:value-type="string" calcext:value-type="string">
            <text:p>Sembradoras MD y Multimix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Versiones renovadas. Tecnología para implantación precisa y dosis variable.</text:p>
          </table:table-cell>
          <table:table-cell table:style-name="ce12"/>
          <table:table-cell table:style-name="ce9" office:value-type="string" calcext:value-type="string">
            <text:p>Presentadas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lantium</text:p>
          </table:table-cell>
          <table:table-cell table:style-name="ce10" office:value-type="string" calcext:value-type="string">
            <text:p>Sembradora eléctrica Velosofía Air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La con más tecnología del mercado. Siembra de alta velocidad (cerca de 20 km/h) con precisión extrema. Dosificador totalmente autónomo, corte variable por surcos (EcuRow), control de carga vertical (ActiveForce), 99% singulación.</text:p>
          </table:table-cell>
          <table:table-cell table:style-name="ce13"/>
          <table:table-cell table:style-name="ce10" office:value-type="string" calcext:value-type="string">
            <text:p>Fabricación Nacional (Santa Fe). 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lantium</text:p>
          </table:table-cell>
          <table:table-cell table:style-name="ce9" office:value-type="string" calcext:value-type="string">
            <text:p>ocuWeed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Aplicación selectiva con tecnología intuitiva. Ahorro del 80% de insumos vs. pulverizador convencional.</text:p>
          </table:table-cell>
          <table:table-cell table:style-name="ce12"/>
          <table:table-cell table:style-name="ce9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ICHIGER</text:p>
          </table:table-cell>
          <table:table-cell table:style-name="ce10" office:value-type="string" calcext:value-type="string">
            <text:p>Últimas innovaciones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Exhibición de sus más recientes desarrollos.</text:p>
          </table:table-cell>
          <table:table-cell table:style-name="ce13"/>
          <table:table-cell table:style-name="ce10" office:value-type="string" calcext:value-type="string">
            <text:p>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ICHIGER</text:p>
          </table:table-cell>
          <table:table-cell table:style-name="ce9" office:value-type="string" calcext:value-type="string">
            <text:p>Carro Forrajero CF500D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Capacidad 50.000 litros, chasis de tres ejes independientes (central fijo, extremos autodireccionales), descarga por cadenas, caja abulonada de chapa galvanizada.</text:p>
          </table:table-cell>
          <table:table-cell table:style-name="ce12"/>
          <table:table-cell table:style-name="ce9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ICHIGER</text:p>
          </table:table-cell>
          <table:table-cell table:style-name="ce10" office:value-type="string" calcext:value-type="string">
            <text:p>Acoplado de 40m3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Descarga en 1 minuto, para transporte de forraje, cadenas accionadas hidráulicamente, neumáticos de alta flotación.</text:p>
          </table:table-cell>
          <table:table-cell table:style-name="ce13"/>
          <table:table-cell table:style-name="ce10" office:value-type="string" calcext:value-type="string">
            <text:p>Anuncio recient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per Walter (Búfalo SA)</text:p>
          </table:table-cell>
          <table:table-cell table:style-name="ce9" office:value-type="string" calcext:value-type="string">
            <text:p>Sembradora "transformer" W660 Pentaflec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Pasa de posición de transporte a trabajo en 5 minutos. Cinco módulos articulados, 12 ruedas, mejor adaptación y copiado del terreno. Ancho de transporte menor.</text:p>
          </table:table-cell>
          <table:table-cell table:style-name="ce12"/>
          <table:table-cell table:style-name="ce9" office:value-type="string" calcext:value-type="string">
            <text:p>Present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yra</text:p>
          </table:table-cell>
          <table:table-cell table:style-name="ce10" office:value-type="string" calcext:value-type="string">
            <text:p>Fertilizadora Incorporadora Row 6000</text:p>
          </table:table-cell>
          <table:table-cell table:style-name="ce10" office:value-type="string" calcext:value-type="string">
            <text:p>Fertilizadora / Incorporadora</text:p>
          </table:table-cell>
          <table:table-cell table:style-name="ce10" office:value-type="string" calcext:value-type="string">
            <text:p>No hay información.</text:p>
          </table:table-cell>
          <table:table-cell table:style-name="ce13"/>
          <table:table-cell table:style-name="ce10" office:value-type="string" calcext:value-type="string">
            <text:p>Lanzamiento en AgroActiva 2025 (anuncio 2 de junio). Stand B1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BeH</text:p>
          </table:table-cell>
          <table:table-cell table:style-name="ce9" office:value-type="string" calcext:value-type="string">
            <text:p>Sistema ITRACK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Monitoreo remoto 24/7, alertas preventivas para manipuladores telescópicos.</text:p>
          </table:table-cell>
          <table:table-cell table:style-name="ce12"/>
          <table:table-cell table:style-name="ce9" office:value-type="string" calcext:value-type="string">
            <text:p>Lanzamiento en AgroActiva 2025 (anuncio 2 de junio). Stand 136C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BeH</text:p>
          </table:table-cell>
          <table:table-cell table:style-name="ce10" office:value-type="string" calcext:value-type="string">
            <text:p>Sistema Cleanfix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Variación ángulo hélice radiador para limpieza automática/manual, previene sobrecalentamiento en manipuladores telescópicos.</text:p>
          </table:table-cell>
          <table:table-cell table:style-name="ce13"/>
          <table:table-cell table:style-name="ce10" office:value-type="string" calcext:value-type="string">
            <text:p>Lanzamiento en AgroActiva 2025 (anuncio 2 de junio). Stand 136C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edeschi</text:p>
          </table:table-cell>
          <table:table-cell table:style-name="ce9" office:value-type="string" calcext:value-type="string">
            <text:p>Novedades en sembradoras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Innovaciones técnicas y comerciales. Concepto "potencia Tedeschi". Opciones de giro autotrailer. Articulación patentada para mayor ancho de trabajo. Modelos para pasturas, grano fino y grueso, de uno, dos módulos y autotrailer.</text:p>
          </table:table-cell>
          <table:table-cell table:style-name="ce12"/>
          <table:table-cell table:style-name="ce9" office:value-type="string" calcext:value-type="string">
            <text:p>Presentado en AgroActiva 2025 (anuncio 2 de junio). Stand 142E / 244E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T Implementos Agrícolas</text:p>
          </table:table-cell>
          <table:table-cell table:style-name="ce10" office:value-type="string" calcext:value-type="string">
            <text:p>Rombos colonizadores Algeris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Nueva línea de la empresa uruguaya Algeris.</text:p>
          </table:table-cell>
          <table:table-cell table:style-name="ce13"/>
          <table:table-cell table:style-name="ce10" office:value-type="string" calcext:value-type="string">
            <text:p>Lanzamiento en AgroActiva 2025. Stand 292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T Implementos Agrícolas</text:p>
          </table:table-cell>
          <table:table-cell table:style-name="ce9" office:value-type="string" calcext:value-type="string">
            <text:p>Rastras de discos excéntricas (Brasil)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Nueva línea importada de Brasil.</text:p>
          </table:table-cell>
          <table:table-cell table:style-name="ce12"/>
          <table:table-cell table:style-name="ce9" office:value-type="string" calcext:value-type="string">
            <text:p>Presentado en AgroActiva 2025. Stand 292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T Implementos Agrícolas</text:p>
          </table:table-cell>
          <table:table-cell table:style-name="ce10" office:value-type="string" calcext:value-type="string">
            <text:p>Rastra desencontrada RDL 7580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Producción propia, para tractores de Baja y Media Potencia. Tubo 100x140mm, espesor 8mm, peso por disco 70-80kg.</text:p>
          </table:table-cell>
          <table:table-cell table:style-name="ce13"/>
          <table:table-cell table:style-name="ce10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T Implementos Agrícolas</text:p>
          </table:table-cell>
          <table:table-cell table:style-name="ce9" office:value-type="string" calcext:value-type="string">
            <text:p>Paratill PBA</text:p>
          </table:table-cell>
          <table:table-cell table:style-name="ce9" office:value-type="string" calcext:value-type="string">
            <text:p>Incorporadora / Subsolador / Implemento de Labranza</text:p>
          </table:table-cell>
          <table:table-cell table:style-name="ce9" office:value-type="string" calcext:value-type="string">
            <text:p>Producción propia, para mejorar suelos degradados. Roturación hasta 20cm profundidad.</text:p>
          </table:table-cell>
          <table:table-cell table:style-name="ce12"/>
          <table:table-cell table:style-name="ce9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ley Argentina</text:p>
          </table:table-cell>
          <table:table-cell table:style-name="ce10" office:value-type="string" calcext:value-type="string">
            <text:p>Exhibición de pivote central y planta fotovoltaica</text:p>
          </table:table-cell>
          <table:table-cell table:style-name="ce10" office:value-type="string" calcext:value-type="string">
            <text:p>Otro Implemento / Solución Energética</text:p>
          </table:table-cell>
          <table:table-cell table:style-name="ce10" office:value-type="string" calcext:value-type="string">
            <text:p>Soluciones de riego combinando durabilidad, rentabilidad y eficiencia; enfoque en sostenibilidad.</text:p>
          </table:table-cell>
          <table:table-cell table:style-name="ce13"/>
          <table:table-cell table:style-name="ce10" office:value-type="string" calcext:value-type="string">
            <text:p>Exhibición en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ltra</text:p>
          </table:table-cell>
          <table:table-cell table:style-name="ce9" office:value-type="string" calcext:value-type="string">
            <text:p>Tractores Serie Q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Origen Finlandia.</text:p>
          </table:table-cell>
          <table:table-cell table:style-name="ce12"/>
          <table:table-cell table:style-name="ce9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tra</text:p>
          </table:table-cell>
          <table:table-cell table:style-name="ce10" office:value-type="string" calcext:value-type="string">
            <text:p>Tractores líneas BM, BH Hi Tech, A3F Frutera, A Gen 4, A4 HiTech, A G2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Líneas renovadas y modelos específicos para diversas necesidades.</text:p>
          </table:table-cell>
          <table:table-cell table:style-name="ce13"/>
          <table:table-cell table:style-name="ce10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ltra</text:p>
          </table:table-cell>
          <table:table-cell table:style-name="ce9" office:value-type="string" calcext:value-type="string">
            <text:p>Pulverizadoras Serie R con barras de carbono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Barras de hasta 40 metros, mayor cobertura, reducción de peso.</text:p>
          </table:table-cell>
          <table:table-cell table:style-name="ce12"/>
          <table:table-cell table:style-name="ce9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tra</text:p>
          </table:table-cell>
          <table:table-cell table:style-name="ce10" office:value-type="string" calcext:value-type="string">
            <text:p>Plataforma PTx Trimble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Plataforma integral de agricultura de precisión para conectar todas las etapas del ciclo productivo.</text:p>
          </table:table-cell>
          <table:table-cell table:style-name="ce13"/>
          <table:table-cell table:style-name="ce10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8B84A6C_1356_4D8C_9461_3B3858D49BC3_.wvu.FilterData" table:base-cell-address="$'2-06 700 hs'.$A$1" table:cell-range-address="$'3-06 700hs'.$A$1:.$F$66"/>
          <table:named-range table:name="_xlnm._FilterDatabase" table:base-cell-address="$'2-06 700 hs'.$A$1" table:cell-range-address="$'3-06 700hs'.$A$1:.$F$66"/>
        </table:named-expressions>
      </table:table>
      <table:table table:name="4-06 700h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8" office:value-type="string" calcext:value-type="string">
            <text:p>Empresa</text:p>
          </table:table-cell>
          <table:table-cell table:style-name="ce11" office:value-type="string" calcext:value-type="string">
            <text:p>Producto/Novedad</text:p>
          </table:table-cell>
          <table:table-cell table:style-name="ce11" office:value-type="string" calcext:value-type="string">
            <text:p>Tipo de Maquinaria</text:p>
          </table:table-cell>
          <table:table-cell table:style-name="ce11" office:value-type="string" calcext:value-type="string">
            <text:p>Descripción / Características Clave</text:p>
          </table:table-cell>
          <table:table-cell table:style-name="ce11" office:value-type="string" calcext:value-type="string">
            <text:p>Fuente / Referencia Snippet</text:p>
          </table:table-cell>
          <table:table-cell table:style-name="ce11" office:value-type="string" calcext:value-type="string">
            <text:p>Notas Adicionale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belardo Cuffia</text:p>
          </table:table-cell>
          <table:table-cell table:style-name="ce9" office:value-type="string" calcext:value-type="string">
            <text:p>Soluciones en siembra, pulverización, fertilización y telemetría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Control Dosificadores Eléctricos Agrotax, Corte Automático Sembradoras, Monitor Siembra Fusion Pro, Control Hidráulico Fertilizadoras FGS Black, Plataforma Integral FGS Black, Aplicación Selectiva SaveFarm y Ecorobotix (IA).</text:p>
          </table:table-cell>
          <table:table-cell table:style-name="ce12"/>
          <table:table-cell table:style-name="ce9" office:value-type="string" calcext:value-type="string">
            <text:p>Lanzamientos y sorpresas en AgroActiva 2025. Sponsor del evento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gromec</text:p>
          </table:table-cell>
          <table:table-cell table:style-name="ce10" office:value-type="string" calcext:value-type="string">
            <text:p>Rastra Súper 90 con siembra y fertilización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Incorpora tolva plástica (El Torito) para siembra y fertilización en una pasada.</text:p>
          </table:table-cell>
          <table:table-cell table:style-name="ce13"/>
          <table:table-cell table:style-name="ce10" office:value-type="string" calcext:value-type="string">
            <text:p>Prototipo, presentación comercial en AgroActiva 2025. Stand 150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ron</text:p>
          </table:table-cell>
          <table:table-cell table:style-name="ce9" office:value-type="string" calcext:value-type="string">
            <text:p>Esparcidor EE2018</text:p>
          </table:table-cell>
          <table:table-cell table:style-name="ce9" office:value-type="string" calcext:value-type="string">
            <text:p>Fertilizadora / Implemento</text:p>
          </table:table-cell>
          <table:table-cell table:style-name="ce9" office:value-type="string" calcext:value-type="string">
            <text:p>20 toneladas de capacidad, arrastre por cadenas, para enmiendas orgánicas sólidas y semisólidas.</text:p>
          </table:table-cell>
          <table:table-cell table:style-name="ce12"/>
          <table:table-cell table:style-name="ce9" office:value-type="string" calcext:value-type="string">
            <text:p>Lanzamiento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ron</text:p>
          </table:table-cell>
          <table:table-cell table:style-name="ce10" office:value-type="string" calcext:value-type="string">
            <text:p>Línea TERRAPLANE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Palas cargadoras frontales, motoniveladoras, autoelevadores.</text:p>
          </table:table-cell>
          <table:table-cell table:style-name="ce13"/>
          <table:table-cell table:style-name="ce10" office:value-type="string" calcext:value-type="string">
            <text:p>Debut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ron</text:p>
          </table:table-cell>
          <table:table-cell table:style-name="ce9" office:value-type="string" calcext:value-type="string">
            <text:p>Distribución Tractores Kubota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Modelos de 95, 103 y 135 HP.</text:p>
          </table:table-cell>
          <table:table-cell table:style-name="ce12"/>
          <table:table-cell table:style-name="ce9" office:value-type="string" calcext:value-type="string">
            <text:p>Como distribuidor oficial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ron</text:p>
          </table:table-cell>
          <table:table-cell table:style-name="ce10" office:value-type="string" calcext:value-type="string">
            <text:p>Distribución Drones DJI</text:p>
          </table:table-cell>
          <table:table-cell table:style-name="ce10" office:value-type="string" calcext:value-type="string">
            <text:p>Dron Agrícola</text:p>
          </table:table-cell>
          <table:table-cell table:style-name="ce10" office:value-type="string" calcext:value-type="string">
            <text:p>Modelos Agras T50, T25 y Mavic 3M para pulverización, siembra, fertilización y mapeo.</text:p>
          </table:table-cell>
          <table:table-cell table:style-name="ce13"/>
          <table:table-cell table:style-name="ce10" office:value-type="string" calcext:value-type="string">
            <text:p>Como distribuidor oficial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tina</text:p>
          </table:table-cell>
          <table:table-cell table:style-name="ce9" office:value-type="string" calcext:value-type="string">
            <text:p>Línea INOX (HP 6730, HP 5522i)</text:p>
          </table:table-cell>
          <table:table-cell table:style-name="ce9" office:value-type="string" calcext:value-type="string">
            <text:p>Fertilizadora / Incorporadora</text:p>
          </table:table-cell>
          <table:table-cell table:style-name="ce9" office:value-type="string" calcext:value-type="string">
            <text:p>Equipos 100% acero inoxidable. HP 6730: Fertilizadora, 6.700L, 30m ancho labor. HP 5522i: Incorporadora neumática, 5.500L, para suelos secos.</text:p>
          </table:table-cell>
          <table:table-cell table:style-name="ce12"/>
          <table:table-cell table:style-name="ce9" office:value-type="string" calcext:value-type="string">
            <text:p>Presentada en AgroActiva 2025. Stand 31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tina</text:p>
          </table:table-cell>
          <table:table-cell table:style-name="ce10" office:value-type="string" calcext:value-type="string">
            <text:p>Kit 4.2 INOX</text:p>
          </table:table-cell>
          <table:table-cell table:style-name="ce10" office:value-type="string" calcext:value-type="string">
            <text:p>Fertilizadora</text:p>
          </table:table-cell>
          <table:table-cell table:style-name="ce10" office:value-type="string" calcext:value-type="string">
            <text:p>Nuevo diseño 100% acero inoxidable. Balance entre capacidad de tolva y tecnología de precisión.</text:p>
          </table:table-cell>
          <table:table-cell table:style-name="ce13"/>
          <table:table-cell table:style-name="ce10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tina</text:p>
          </table:table-cell>
          <table:table-cell table:style-name="ce9" office:value-type="string" calcext:value-type="string">
            <text:p>KIT ALTINA 18.5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Gran capacidad de carga, para contratistas que buscan máxima autonomía y eficiencia.</text:p>
          </table:table-cell>
          <table:table-cell table:style-name="ce12"/>
          <table:table-cell table:style-name="ce9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ntonio Bernardi y Capello</text:p>
          </table:table-cell>
          <table:table-cell table:style-name="ce10" office:value-type="string" calcext:value-type="string">
            <text:p>Cabezal de corte directo Spartan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Para recolección de todo tipo de forrajes de altura mediana o alta. Adaptable a todas las picadoras autopropulsadas. Sinfín de alimentación de gran diámetro.</text:p>
          </table:table-cell>
          <table:table-cell table:style-name="ce13"/>
          <table:table-cell table:style-name="ce10" office:value-type="string" calcext:value-type="string">
            <text:p>Debut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tonio Bernardi y Capello</text:p>
          </table:table-cell>
          <table:table-cell table:style-name="ce9" office:value-type="string" calcext:value-type="string">
            <text:p>Cabezal maicero Quasar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Alto desempeño. Se exhibirá para darlo a conocer, con objetivo de futura comercialización.</text:p>
          </table:table-cell>
          <table:table-cell table:style-name="ce12"/>
          <table:table-cell table:style-name="ce9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pache</text:p>
          </table:table-cell>
          <table:table-cell table:style-name="ce10" office:value-type="string" calcext:value-type="string">
            <text:p>Sembradora 90000 air drill</text:p>
          </table:table-cell>
          <table:table-cell table:style-name="ce10" office:value-type="string" calcext:value-type="string">
            <text:p>Sembradora</text:p>
          </table:table-cell>
          <table:table-cell table:style-name="ce10"/>
          <table:table-cell table:style-name="ce13"/>
          <table:table-cell table:style-name="ce10" office:value-type="string" calcext:value-type="string">
            <text:p>Lanzamiento programado para el 5 de junio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AG Argentina</text:p>
          </table:table-cell>
          <table:table-cell table:style-name="ce9" office:value-type="string" calcext:value-type="string">
            <text:p>Propuesta integral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Enfocada en eficiencia, innovación y tecnología aplicada al campo. Desarrollo de componentes para siembra, pulverización, fertilización y agricultura de precisión.</text:p>
          </table:table-cell>
          <table:table-cell table:style-name="ce12"/>
          <table:table-cell table:style-name="ce9" office:value-type="string" calcext:value-type="string">
            <text:p>Lote 132F, AgroActiva 2025. Aniversario 26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BASF</text:p>
          </table:table-cell>
          <table:table-cell table:style-name="ce10" office:value-type="string" calcext:value-type="string">
            <text:p>Semillas, Voraxor, xarvio® FIELD MANAGER</text:p>
          </table:table-cell>
          <table:table-cell table:style-name="ce10" office:value-type="string" calcext:value-type="string">
            <text:p>Solución Integral (Semillas, Protección Cultivos, Digital)</text:p>
          </table:table-cell>
          <table:table-cell table:style-name="ce10" office:value-type="string" calcext:value-type="string">
            <text:p>Nuevos híbridos maíz (BASF 5575 VT3P, BASF 5747/5447 VIP3CL) y girasol (InSun 2277 CL). Herbicida pre-siembra Voraxor. Plataforma digital xarvio® con Mapeo Digital de Malezas (MDM) por drones.</text:p>
          </table:table-cell>
          <table:table-cell table:style-name="ce13"/>
          <table:table-cell table:style-name="ce10" office:value-type="string" calcext:value-type="string">
            <text:p>Debut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ásculas Magris</text:p>
          </table:table-cell>
          <table:table-cell table:style-name="ce9" office:value-type="string" calcext:value-type="string">
            <text:p>Mixer Inteligente SPI Mixer</text:p>
          </table:table-cell>
          <table:table-cell table:style-name="ce9" office:value-type="string" calcext:value-type="string">
            <text:p>Implemento Forrajero / Solución Digital</text:p>
          </table:table-cell>
          <table:table-cell table:style-name="ce9" office:value-type="string" calcext:value-type="string">
            <text:p>Pesaje inteligente, lector automático de corrales, conectividad a la nube para gestión remota y trazabilidad.</text:p>
          </table:table-cell>
          <table:table-cell table:style-name="ce12"/>
          <table:table-cell table:style-name="ce9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navesio</text:p>
          </table:table-cell>
          <table:table-cell table:style-name="ce10" office:value-type="string" calcext:value-type="string">
            <text:p>Innovaciones en embolsado de forraje (ej. M40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Tecnologías para optimizar trabajo y potenciar capacidad. Modelo M40 de 40.000L de capacidad.</text:p>
          </table:table-cell>
          <table:table-cell table:style-name="ce13"/>
          <table:table-cell table:style-name="ce10" office:value-type="string" calcext:value-type="string">
            <text:p>Presentado en AgroActiva 2025. Stand 308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Tractor Steiger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Descrito como el más grande y potente del paí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en Cosecha</text:p>
          </table:table-cell>
          <table:table-cell table:style-name="ce10" office:value-type="string" calcext:value-type="string">
            <text:p>Cosechadora</text:p>
          </table:table-cell>
          <table:table-cell table:style-name="ce10" office:value-type="string" calcext:value-type="string">
            <text:p>Innovaciones y soluciones en cosecha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Soluciones en Pulverización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Innovaciones y soluciones en pulverización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en Heno y Forraje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Innovaciones y soluciones en heno y forraje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 / CNH</text:p>
          </table:table-cell>
          <table:table-cell table:style-name="ce9" office:value-type="string" calcext:value-type="string">
            <text:p>Drones Aplicadores P60 y P150</text:p>
          </table:table-cell>
          <table:table-cell table:style-name="ce9" office:value-type="string" calcext:value-type="string">
            <text:p>Dron Agrícola</text:p>
          </table:table-cell>
          <table:table-cell table:style-name="ce9" office:value-type="string" calcext:value-type="string">
            <text:p>P60 con capacidad de 30 litros, P150 con capacidad de 70 litros. Operación autónoma, apto terrenos irregulares.</text:p>
          </table:table-cell>
          <table:table-cell table:style-name="ce12"/>
          <table:table-cell table:style-name="ce9" office:value-type="string" calcext:value-type="string">
            <text:p>Lanzamiento en AgroActiva 2025 (P150 y P60). Prelanzamiento para mercado 2026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de Agricultura Digital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Productos de agricultura de precisión, Centro de Conectividad Avanzada, plataformas Case IH FieldOps, FieldXplorer y FarmXtend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entenario</text:p>
          </table:table-cell>
          <table:table-cell table:style-name="ce9" office:value-type="string" calcext:value-type="string">
            <text:p>Tráiler para drones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Para traslado de dron, baterías, generador e insumos. Versiones de 4 y 5m de largo. Dos configuraciones: 1) Habitáculo delantero. 2) Habitáculo delantero + techo/estación de despegue y monitoreo.</text:p>
          </table:table-cell>
          <table:table-cell table:style-name="ce12"/>
          <table:table-cell table:style-name="ce9" office:value-type="string" calcext:value-type="string">
            <text:p>Lanzamiento en AgroActiva 2025. Stand 28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FMOTO</text:p>
          </table:table-cell>
          <table:table-cell table:style-name="ce10" office:value-type="string" calcext:value-type="string">
            <text:p>Tres Nuevos Modelos</text:p>
          </table:table-cell>
          <table:table-cell table:style-name="ce10" office:value-type="string" calcext:value-type="string">
            <text:p>Otro Implemento (Vehículos Utilitarios)</text:p>
          </table:table-cell>
          <table:table-cell table:style-name="ce10" office:value-type="string" calcext:value-type="string">
            <text:p>Vehículos de alto rendimiento para trabajo rural, off-road y turismo outdoor.</text:p>
          </table:table-cell>
          <table:table-cell table:style-name="ce13"/>
          <table:table-cell table:style-name="ce10" office:value-type="string" calcext:value-type="string">
            <text:p>Lanzamiento el 4 de junio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AAS</text:p>
          </table:table-cell>
          <table:table-cell table:style-name="ce9" office:value-type="string" calcext:value-type="string">
            <text:p>Tractor AXION 930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360 CV (ext. 363 CV), motor FPT 8.7L, transmisión CMATIC, sistema CEMOS para optimización de rendimiento (hasta -16.8% consumo), piloto CEMIS 1200, conectividad CLAAS Connect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LAAS</text:p>
          </table:table-cell>
          <table:table-cell table:style-name="ce10" office:value-type="string" calcext:value-type="string">
            <text:p>Cosechadora TRION 710</text:p>
          </table:table-cell>
          <table:table-cell table:style-name="ce10" office:value-type="string" calcext:value-type="string">
            <text:p>Cosechadora</text:p>
          </table:table-cell>
          <table:table-cell table:style-name="ce10" office:value-type="string" calcext:value-type="string">
            <text:p>Exhibida con maicero Allochis de 20 surcos a 52 cm.</text:p>
          </table:table-cell>
          <table:table-cell table:style-name="ce13"/>
          <table:table-cell table:style-name="ce10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AAS</text:p>
          </table:table-cell>
          <table:table-cell table:style-name="ce9" office:value-type="string" calcext:value-type="string">
            <text:p>Picadora JAGUAR 95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Exhibida con cabezal Orbis 750.</text:p>
          </table:table-cell>
          <table:table-cell table:style-name="ce12"/>
          <table:table-cell table:style-name="ce9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LAAS</text:p>
          </table:table-cell>
          <table:table-cell table:style-name="ce10" office:value-type="string" calcext:value-type="string">
            <text:p>Segadoras DISCO (8500 C y 3200 C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Tecnología MAX CUT, sistema de cambio rápido de cuchillas.</text:p>
          </table:table-cell>
          <table:table-cell table:style-name="ce13"/>
          <table:table-cell table:style-name="ce10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ucianelli</text:p>
          </table:table-cell>
          <table:table-cell table:style-name="ce9" office:value-type="string" calcext:value-type="string">
            <text:p>Nuevo producto de fertilización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Promete marcar un antes y un después en la historia de la fertilización nacional. Adquirió Fertec.</text:p>
          </table:table-cell>
          <table:table-cell table:style-name="ce12"/>
          <table:table-cell table:style-name="ce9" office:value-type="string" calcext:value-type="string">
            <text:p>Lanzamiento programado para el 4 de juni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DOLBI S.A.</text:p>
          </table:table-cell>
          <table:table-cell table:style-name="ce10" office:value-type="string" calcext:value-type="string">
            <text:p>Sembradora innovadora DX2142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Multipropósito, tecnologías para implantación precisa. Apuesta a siembra de alta velocidad con ecuRow (hasta 14 Km/hora, singulación 99%), configurable 1-5 módulos, distanciamientos 35, 38, 52,5, 70 cm, ancho transporte 3,50m.</text:p>
          </table:table-cell>
          <table:table-cell table:style-name="ce13"/>
          <table:table-cell table:style-name="ce10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rca</text:p>
          </table:table-cell>
          <table:table-cell table:style-name="ce9" office:value-type="string" calcext:value-type="string">
            <text:p>Nueva Línea 7 de Sembradoras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Precisión, personalización, servicio postventa 24/7.</text:p>
          </table:table-cell>
          <table:table-cell table:style-name="ce12"/>
          <table:table-cell table:style-name="ce9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rca</text:p>
          </table:table-cell>
          <table:table-cell table:style-name="ce10" office:value-type="string" calcext:value-type="string">
            <text:p>Acuerdo con FertiSystem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Incorporación exclusiva de dosificadores de fertilizantes FertiSystem (sinfín, alta precisión, bajo mantenimiento) en sembradoras Erca.</text:p>
          </table:table-cell>
          <table:table-cell table:style-name="ce13"/>
          <table:table-cell table:style-name="ce10" office:value-type="string" calcext:value-type="string">
            <text:p>Anunci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stefoni</text:p>
          </table:table-cell>
          <table:table-cell table:style-name="ce9" office:value-type="string" calcext:value-type="string">
            <text:p>Equipos para preparación de cama de siembra</text:p>
          </table:table-cell>
          <table:table-cell table:style-name="ce9" office:value-type="string" calcext:value-type="string">
            <text:p>Implemento de Labranza</text:p>
          </table:table-cell>
          <table:table-cell table:style-name="ce9"/>
          <table:table-cell table:style-name="ce12"/>
          <table:table-cell table:style-name="ce9" office:value-type="string" calcext:value-type="string">
            <text:p>Presente en Stand 221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abimag</text:p>
          </table:table-cell>
          <table:table-cell table:style-name="ce10" office:value-type="string" calcext:value-type="string">
            <text:p>Sembradora para maní SM3.0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Rediseño dentro de la Línea Generación 3.0. Apta para otros cultivos como soja. Más recursos tecnológicos.</text:p>
          </table:table-cell>
          <table:table-cell table:style-name="ce13"/>
          <table:table-cell table:style-name="ce10" office:value-type="string" calcext:value-type="string">
            <text:p>Lanzamiento en AgroActiva 2025. Stand B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FPT Industrial (CNH)</text:p>
          </table:table-cell>
          <table:table-cell table:style-name="ce9" office:value-type="string" calcext:value-type="string">
            <text:p>Motores Reman CURSOR 9 y N67</text:p>
          </table:table-cell>
          <table:table-cell table:style-name="ce9" office:value-type="string" calcext:value-type="string">
            <text:p>Motor</text:p>
          </table:table-cell>
          <table:table-cell table:style-name="ce9" office:value-type="string" calcext:value-type="string">
            <text:p>CURSOR 9 para cosechadoras, N67 para tractores. Alternativa remanufacturada.</text:p>
          </table:table-cell>
          <table:table-cell table:style-name="ce12"/>
          <table:table-cell table:style-name="ce9" office:value-type="string" calcext:value-type="string">
            <text:p>Exhibidos en stands de CNH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Mixer autopropulsado Faresin Leader PF 1.2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Motor Deutz, velocidad máx. 30 km/h, caja de carga 20.000L, sinfín vertical.</text:p>
          </table:table-cell>
          <table:table-cell table:style-name="ce13"/>
          <table:table-cell table:style-name="ce10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Manipulador telescópico Faresin FS 7.32C Stage III A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Capacidad levante 3 ton, altura máx. elevación 7m.</text:p>
          </table:table-cell>
          <table:table-cell table:style-name="ce12"/>
          <table:table-cell table:style-name="ce9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Equipos Krone (picadoras, segadoras, rotoenfardadoras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Línea de forraje de Krone.</text:p>
          </table:table-cell>
          <table:table-cell table:style-name="ce13"/>
          <table:table-cell table:style-name="ce10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Equipos Lemken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Equipos para preparación de suelos y siembra.</text:p>
          </table:table-cell>
          <table:table-cell table:style-name="ce12"/>
          <table:table-cell table:style-name="ce9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Equipos GTS (cabezal maicero, draper, niveladoras)</text:p>
          </table:table-cell>
          <table:table-cell table:style-name="ce10" office:value-type="string" calcext:value-type="string">
            <text:p>Implemento Forrajero / Implemento de Labranza</text:p>
          </table:table-cell>
          <table:table-cell table:style-name="ce10" office:value-type="string" calcext:value-type="string">
            <text:p>Cabezal maicero, draper y niveladoras de aluminio GTS.</text:p>
          </table:table-cell>
          <table:table-cell table:style-name="ce13"/>
          <table:table-cell table:style-name="ce10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reen Pac</text:p>
          </table:table-cell>
          <table:table-cell table:style-name="ce9" office:value-type="string" calcext:value-type="string">
            <text:p>Cabezal rotativo Gaser XWD 46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Desarrollo propio, adaptable a todos los modelos de picadoras disponibles en Argentina.</text:p>
          </table:table-cell>
          <table:table-cell table:style-name="ce12"/>
          <table:table-cell table:style-name="ce9" office:value-type="string" calcext:value-type="string">
            <text:p>Lanzamiento en AgroActiva 2025 (anuncio 3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reen Pac</text:p>
          </table:table-cell>
          <table:table-cell table:style-name="ce10" office:value-type="string" calcext:value-type="string">
            <text:p>Embolsadora GSX 31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Rotor de 3 metros, motor FPT de 310 CV, logística ágil.</text:p>
          </table:table-cell>
          <table:table-cell table:style-name="ce13"/>
          <table:table-cell table:style-name="ce10" office:value-type="string" calcext:value-type="string">
            <text:p>Lanzamiento en AgroActiva 2025 (anuncio 3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rupo BPB (B&amp;P Motion Solutions)</text:p>
          </table:table-cell>
          <table:table-cell table:style-name="ce9" office:value-type="string" calcext:value-type="string">
            <text:p>Marca B&amp;P Agro Solutions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Agrupa cuerpos de siembra, dosificadores, cajas eléctricas para cabezales maiceros.</text:p>
          </table:table-cell>
          <table:table-cell table:style-name="ce12"/>
          <table:table-cell table:style-name="ce9" office:value-type="string" calcext:value-type="string">
            <text:p>Lanzamiento en AgroActiva 2025. Stand 164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Hidrogrúas TKA (Básculas Magris)</text:p>
          </table:table-cell>
          <table:table-cell table:style-name="ce10" office:value-type="string" calcext:value-type="string">
            <text:p>Controles inalámbricos Tecnnic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Adaptables a cualquier tipo y marca de hidrogrúa. Mejoran seguridad y eficiencia.</text:p>
          </table:table-cell>
          <table:table-cell table:style-name="ce13"/>
          <table:table-cell table:style-name="ce10" office:value-type="string" calcext:value-type="string">
            <text:p>Presentado en AgroActiva 2025. Stand Básculas Magri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decar</text:p>
          </table:table-cell>
          <table:table-cell table:style-name="ce9" office:value-type="string" calcext:value-type="string">
            <text:p>Descuentos en línea de sembradoras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Hasta 30% de descuento en modelos Neo Plant, Neo Plant Precision, Guerrera Autoseed y Torflex. Opción pago con soja +10% valor pizarra.</text:p>
          </table:table-cell>
          <table:table-cell table:style-name="ce12"/>
          <table:table-cell table:style-name="ce9" office:value-type="string" calcext:value-type="string">
            <text:p>Promoción para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ndecar</text:p>
          </table:table-cell>
          <table:table-cell table:style-name="ce10" office:value-type="string" calcext:value-type="string">
            <text:p>Sembradora NEO con Neo Plant Precision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Sistema permite sembrar soja como con sistema de placa, pero con dosificador central. Aumento de rinde en soja de 500-700 kg. Sistema de presión de cuerpo con pistones. Alianza con VAF (monitores/computadoras de siembra).</text:p>
          </table:table-cell>
          <table:table-cell table:style-name="ce13"/>
          <table:table-cell table:style-name="ce10" office:value-type="string" calcext:value-type="string">
            <text:p>Mencion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vezta</text:p>
          </table:table-cell>
          <table:table-cell table:style-name="ce9" office:value-type="string" calcext:value-type="string">
            <text:p>Incorporadora XTRA-5000</text:p>
          </table:table-cell>
          <table:table-cell table:style-name="ce9" office:value-type="string" calcext:value-type="string">
            <text:p>Incorporadora / Subsolador / Implemento de Labranza</text:p>
          </table:table-cell>
          <table:table-cell table:style-name="ce9" office:value-type="string" calcext:value-type="string">
            <text:p>Capacidad 5.000 litros, ancho de labor 8 metros, cuerpos fertilizadores con doble paralelogramo, dos cortes de sección con fertilización variable, balanza 6 celdas.</text:p>
          </table:table-cell>
          <table:table-cell table:style-name="ce12"/>
          <table:table-cell table:style-name="ce9" office:value-type="string" calcext:value-type="string">
            <text:p>Lanzamiento en AgroActiva 2025. Stand 156B (Invezta) / Stand 244A (Maquinac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Jacto</text:p>
          </table:table-cell>
          <table:table-cell table:style-name="ce10" office:value-type="string" calcext:value-type="string">
            <text:p>Abonadora autopropulsada Uniport 8030 NPK</text:p>
          </table:table-cell>
          <table:table-cell table:style-name="ce10" office:value-type="string" calcext:value-type="string">
            <text:p>Fertilizadora</text:p>
          </table:table-cell>
          <table:table-cell table:style-name="ce10" office:value-type="string" calcext:value-type="string">
            <text:p>Motor Cummins QSB 6.7 de 300 CV. Tolva de 8.000 kg / 8 m3. Faja de aplicación: hasta 50m (granulados), 12m (polvo), 27m (semillas). Control automático de 12 secciones. SmartSet. Direccional Unitrack.</text:p>
          </table:table-cell>
          <table:table-cell table:style-name="ce13"/>
          <table:table-cell table:style-name="ce10" office:value-type="string" calcext:value-type="string">
            <text:p>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John Deere</text:p>
          </table:table-cell>
          <table:table-cell table:style-name="ce9" office:value-type="string" calcext:value-type="string">
            <text:p>Reducción de precios</text:p>
          </table:table-cell>
          <table:table-cell table:style-name="ce9" office:value-type="string" calcext:value-type="string">
            <text:p>Tractor / Cosechadora</text:p>
          </table:table-cell>
          <table:table-cell table:style-name="ce9" office:value-type="string" calcext:value-type="string">
            <text:p>Hasta 8% en tractores y 14% en cosechadoras.</text:p>
          </table:table-cell>
          <table:table-cell table:style-name="ce12"/>
          <table:table-cell table:style-name="ce9" office:value-type="string" calcext:value-type="string">
            <text:p>Anuncio del 2 y 3 de junio de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eaf Agrotronics</text:p>
          </table:table-cell>
          <table:table-cell table:style-name="ce10" office:value-type="string" calcext:value-type="string">
            <text:p>Novedades Leaf Agrotronic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Lanzamientos de la división de agricultura de precisión de Crucianelli. Nuevo monitor ORIZON. App Leaf X para control integral en siembra. Dosificador de Fina Múltiple. Aplicaciones en Surco Leaf by Orion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oyto</text:p>
          </table:table-cell>
          <table:table-cell table:style-name="ce9" office:value-type="string" calcext:value-type="string">
            <text:p>Moledora circular L360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Zaranda ocupa toda la circunferencia del molino (descarga 360°). Moliendas extremadamente finas (harinas). Mayor rinde/hora, menor temperatura por fricción, descarga con ciclón para control de polvo.</text:p>
          </table:table-cell>
          <table:table-cell table:style-name="ce12"/>
          <table:table-cell table:style-name="ce9" office:value-type="string" calcext:value-type="string">
            <text:p>Lanzamiento en AgroActiva 2025. Stand 156C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inero</text:p>
          </table:table-cell>
          <table:table-cell table:style-name="ce10" office:value-type="string" calcext:value-type="string">
            <text:p>Cabezal Girasolero 1045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Versiones 24 y 26 hileras a 52.5 cm. Mando central barra de corte y acarreador. Bandejas y escudo de acero inoxidable, plegables.</text:p>
          </table:table-cell>
          <table:table-cell table:style-name="ce13"/>
          <table:table-cell table:style-name="ce10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ero</text:p>
          </table:table-cell>
          <table:table-cell table:style-name="ce9" office:value-type="string" calcext:value-type="string">
            <text:p>Mixers Horizontales 2913, 2922, 2933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Modelo 2913 (8.500L), 2923 (10.000L), 2933 (12.000L). Serie 3, reducción principal frontal, mandos sinfines superiores traseros, puesto inspección delantero.</text:p>
          </table:table-cell>
          <table:table-cell table:style-name="ce12"/>
          <table:table-cell table:style-name="ce9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inero</text:p>
          </table:table-cell>
          <table:table-cell table:style-name="ce10" office:value-type="string" calcext:value-type="string">
            <text:p>Enfardadora 574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Atador de hilo, sistema de alimentación central. Rendimiento aprox. 500 fardos/hora.</text:p>
          </table:table-cell>
          <table:table-cell table:style-name="ce13"/>
          <table:table-cell table:style-name="ce10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ero</text:p>
          </table:table-cell>
          <table:table-cell table:style-name="ce9" office:value-type="string" calcext:value-type="string">
            <text:p>Rotoenfardadora 5834 Ultra Cut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Amplía familia con cutter. Recolector con 25 cuchillas.</text:p>
          </table:table-cell>
          <table:table-cell table:style-name="ce12"/>
          <table:table-cell table:style-name="ce9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ssey Ferguson</text:p>
          </table:table-cell>
          <table:table-cell table:style-name="ce10" office:value-type="string" calcext:value-type="string">
            <text:p>Tractores Serie MF 8S / Tractor MF 8S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Cuatro versiones (205 HP a 265 HP). Diseño renovado, mayor confort, dos opciones de transmisión (Dyna-E-Power). Motor AGCO Power 7.4L. Diseño Protect-U. Lanzamiento MF 8S el 4 de junio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ssey Ferguson</text:p>
          </table:table-cell>
          <table:table-cell table:style-name="ce9" office:value-type="string" calcext:value-type="string">
            <text:p>Enfardadora MF 184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Fardos pequeños rectangulares, carga central.</text:p>
          </table:table-cell>
          <table:table-cell table:style-name="ce12"/>
          <table:table-cell table:style-name="ce9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ontecor</text:p>
          </table:table-cell>
          <table:table-cell table:style-name="ce10" office:value-type="string" calcext:value-type="string">
            <text:p>Tolvas TFS18/TFS22 con tecnología de control</text:p>
          </table:table-cell>
          <table:table-cell table:style-name="ce10" office:value-type="string" calcext:value-type="string">
            <text:p>Otro Implemento / Solución Digital</text:p>
          </table:table-cell>
          <table:table-cell table:style-name="ce10" office:value-type="string" calcext:value-type="string">
            <text:p>Control total de cosecha desde celular en tiempo real: geoposicionamiento, seguimiento de kilos, imágenes HD nocturnas, trazabilidad por lote, calibración remota, alarmas.</text:p>
          </table:table-cell>
          <table:table-cell table:style-name="ce13"/>
          <table:table-cell table:style-name="ce10" office:value-type="string" calcext:value-type="string">
            <text:p>Presentado en AgroActiva 2025. Stand 254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Cosechadora CR 8.90 IntelliSense</text:p>
          </table:table-cell>
          <table:table-cell table:style-name="ce9" office:value-type="string" calcext:value-type="string">
            <text:p>Cosechadora</text:p>
          </table:table-cell>
          <table:table-cell table:style-name="ce9" office:value-type="string" calcext:value-type="string">
            <text:p>Tecnología Twin Rotor (50º aniversario), sistema de inteligencia artificial que aprende y se adapta para optimizar rendimiento y minimizar pérdidas, grano más limpio, menor intervención del operador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Tractor T8 PLM Intelligence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Tecnología de agricultura de precisión integrada (PLM Intelligence).</text:p>
          </table:table-cell>
          <table:table-cell table:style-name="ce13"/>
          <table:table-cell table:style-name="ce10" office:value-type="string" calcext:value-type="string">
            <text:p>Fabricación Nacional. 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Nuevo Tractor TL5 con pala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Versátil, ideal para tareas mixtas en explotaciones medianas y pequeña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Pulverizadora SP 3000</text:p>
          </table:table-cell>
          <table:table-cell table:style-name="ce10" office:value-type="string" calcext:value-type="string">
            <text:p>Pulverizadora</text:p>
          </table:table-cell>
          <table:table-cell table:style-name="ce10"/>
          <table:table-cell table:style-name="ce13"/>
          <table:table-cell table:style-name="ce10" office:value-type="string" calcext:value-type="string">
            <text:p>Fabricación Nacional. 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Rotoenfardadora RB 46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Rotoenfardadora diseñada para ofrecer calidad, velocidad y eficiencia en el manejo de pastura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Segadora SR 20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Segadora diseñada para ofrecer calidad, velocidad y eficiencia en el manejo de pasturas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Pantallas CR7+ y CR12+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Nuevos displays centrales para la oferta digital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Receptor 500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Nuevo receptor para agricultura de precisión.</text:p>
          </table:table-cell>
          <table:table-cell table:style-name="ce13"/>
          <table:table-cell table:style-name="ce10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Plataformas FieldOps, FarmXtend, FieldXplorer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Para planificación, monitoreo y toma de decisiones precisas basadas en datos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 / CNH</text:p>
          </table:table-cell>
          <table:table-cell table:style-name="ce10" office:value-type="string" calcext:value-type="string">
            <text:p>New Holland Application Drone</text:p>
          </table:table-cell>
          <table:table-cell table:style-name="ce10" office:value-type="string" calcext:value-type="string">
            <text:p>Dron Agrícola</text:p>
          </table:table-cell>
          <table:table-cell table:style-name="ce10" office:value-type="string" calcext:value-type="string">
            <text:p>Dron pulverizador, alternativa para terrenos difíciles o escalas más reducidas, flexibilidad para pequeños y medianos productores.</text:p>
          </table:table-cell>
          <table:table-cell table:style-name="ce13"/>
          <table:table-cell table:style-name="ce10" office:value-type="string" calcext:value-type="string">
            <text:p>Debut en AgroActiva 2025. Prelanzamiento para mercado 2026 (junto a modelos P60/P150 de Case IH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Pulverizadora autopropulsada PAO 3500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Nueva tecnología digital para mayor precisión y eficiencia operativa.</text:p>
          </table:table-cell>
          <table:table-cell table:style-name="ce12"/>
          <table:table-cell table:style-name="ce9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Volcador BATEA 50m³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Nuevo diseño semi-cónico para facilitar transporte y descarga, minimiza resistencia.</text:p>
          </table:table-cell>
          <table:table-cell table:style-name="ce13"/>
          <table:table-cell table:style-name="ce10" office:value-type="string" calcext:value-type="string">
            <text:p>Presentado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Embolsadora de granos secos EGSO 55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Nueva tolva, malacate hidráulico, frenos a disco.</text:p>
          </table:table-cell>
          <table:table-cell table:style-name="ce12"/>
          <table:table-cell table:style-name="ce9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Cabezal universal (nueva versión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Recolección más precisa en cualquier dirección y distancia, reduce pérdidas.</text:p>
          </table:table-cell>
          <table:table-cell table:style-name="ce13"/>
          <table:table-cell table:style-name="ce10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Rastra acondicionadora RAO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Para manejo mecánico de malezas, protege rastrojos, optimiza implantación.</text:p>
          </table:table-cell>
          <table:table-cell table:style-name="ce12"/>
          <table:table-cell table:style-name="ce9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Desmalezadora DHO 3200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Optimizada con sistema cardánico para transmisión eficiente y corte preciso.</text:p>
          </table:table-cell>
          <table:table-cell table:style-name="ce13"/>
          <table:table-cell table:style-name="ce10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Fertilizadora Autopropulsada Neumática FN 4200</text:p>
          </table:table-cell>
          <table:table-cell table:style-name="ce9" office:value-type="string" calcext:value-type="string">
            <text:p>Fertilizadora</text:p>
          </table:table-cell>
          <table:table-cell table:style-name="ce9"/>
          <table:table-cell table:style-name="ce12"/>
          <table:table-cell table:style-name="ce9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ierobón</text:p>
          </table:table-cell>
          <table:table-cell table:style-name="ce10" office:value-type="string" calcext:value-type="string">
            <text:p>Sembradoras Turbosem II (versiones 26/56 y 26/48)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Nuevas versiones para distanciamiento a 26 cm. 26/56: 56 líneas a 26 cm (ancho labor 14,70m). 26/48: 48 líneas a 26 cm (ancho labor 12,48m). Cuerpos de siembra DINSI, barra delantera desplazable hidráulicamente.</text:p>
          </table:table-cell>
          <table:table-cell table:style-name="ce13"/>
          <table:table-cell table:style-name="ce10" office:value-type="string" calcext:value-type="string">
            <text:p>Novedad 2025, difundida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ierobón</text:p>
          </table:table-cell>
          <table:table-cell table:style-name="ce9" office:value-type="string" calcext:value-type="string">
            <text:p>Sembradoras MD y Multimix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Versiones renovadas. Tecnología para implantación precisa y dosis variable.</text:p>
          </table:table-cell>
          <table:table-cell table:style-name="ce12"/>
          <table:table-cell table:style-name="ce9" office:value-type="string" calcext:value-type="string">
            <text:p>Presentadas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lantium</text:p>
          </table:table-cell>
          <table:table-cell table:style-name="ce10" office:value-type="string" calcext:value-type="string">
            <text:p>Sembradora eléctrica Velosofía Air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La con más tecnología del mercado. Siembra de alta velocidad (cerca de 20 km/h) con precisión extrema. Dosificador totalmente autónomo, corte variable por surcos (EcuRow), control de carga vertical (ActiveForce), 99% singulación.</text:p>
          </table:table-cell>
          <table:table-cell table:style-name="ce13"/>
          <table:table-cell table:style-name="ce10" office:value-type="string" calcext:value-type="string">
            <text:p>Fabricación Nacional (Santa Fe). 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lantium</text:p>
          </table:table-cell>
          <table:table-cell table:style-name="ce9" office:value-type="string" calcext:value-type="string">
            <text:p>ocuWeed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Aplicación selectiva con tecnología intuitiva. Ahorro del 80% de insumos vs. pulverizador convencional.</text:p>
          </table:table-cell>
          <table:table-cell table:style-name="ce12"/>
          <table:table-cell table:style-name="ce9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ICHIGER</text:p>
          </table:table-cell>
          <table:table-cell table:style-name="ce10" office:value-type="string" calcext:value-type="string">
            <text:p>Últimas innovaciones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Exhibición de sus más recientes desarrollos.</text:p>
          </table:table-cell>
          <table:table-cell table:style-name="ce13"/>
          <table:table-cell table:style-name="ce10" office:value-type="string" calcext:value-type="string">
            <text:p>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ICHIGER</text:p>
          </table:table-cell>
          <table:table-cell table:style-name="ce9" office:value-type="string" calcext:value-type="string">
            <text:p>Carro Forrajero CF500D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Capacidad 50.000 litros, chasis de tres ejes independientes (central fijo, extremos autodireccionales), descarga por cadenas, caja abulonada de chapa galvanizada.</text:p>
          </table:table-cell>
          <table:table-cell table:style-name="ce12"/>
          <table:table-cell table:style-name="ce9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ICHIGER</text:p>
          </table:table-cell>
          <table:table-cell table:style-name="ce10" office:value-type="string" calcext:value-type="string">
            <text:p>Acoplado de 40m3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Descarga en 1 minuto, para transporte de forraje, cadenas accionadas hidráulicamente, neumáticos de alta flotación.</text:p>
          </table:table-cell>
          <table:table-cell table:style-name="ce13"/>
          <table:table-cell table:style-name="ce10" office:value-type="string" calcext:value-type="string">
            <text:p>Anuncio recient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per Walter</text:p>
          </table:table-cell>
          <table:table-cell table:style-name="ce9" office:value-type="string" calcext:value-type="string">
            <text:p>Sistema de Siembra Eléctrica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Menor mantenimiento, precisión, control por línea, monitoreo de caudal.</text:p>
          </table:table-cell>
          <table:table-cell table:style-name="ce12"/>
          <table:table-cell table:style-name="ce9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uper Walter</text:p>
          </table:table-cell>
          <table:table-cell table:style-name="ce10" office:value-type="string" calcext:value-type="string">
            <text:p>Sembradora "transformer" W660 Pentaflec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Pasa de posición de transporte a trabajo en 5 minutos. Cinco módulos articulados, 12 ruedas, mejor adaptación y copiado del terreno. Ancho de transporte menor.</text:p>
          </table:table-cell>
          <table:table-cell table:style-name="ce13"/>
          <table:table-cell table:style-name="ce10" office:value-type="string" calcext:value-type="string">
            <text:p>Present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yra</text:p>
          </table:table-cell>
          <table:table-cell table:style-name="ce9" office:value-type="string" calcext:value-type="string">
            <text:p>Fertilizadora Incorporadora Row 6000</text:p>
          </table:table-cell>
          <table:table-cell table:style-name="ce9" office:value-type="string" calcext:value-type="string">
            <text:p>Fertilizadora / Incorporadora</text:p>
          </table:table-cell>
          <table:table-cell table:style-name="ce9" office:value-type="string" calcext:value-type="string">
            <text:p>No hay información.</text:p>
          </table:table-cell>
          <table:table-cell table:style-name="ce12"/>
          <table:table-cell table:style-name="ce9" office:value-type="string" calcext:value-type="string">
            <text:p>Lanzamiento en AgroActiva 2025 (anuncio 2 de junio). Stand B1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BeH</text:p>
          </table:table-cell>
          <table:table-cell table:style-name="ce10" office:value-type="string" calcext:value-type="string">
            <text:p>Sistema ITRACK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Monitoreo remoto 24/7, alertas preventivas para manipuladores telescópicos.</text:p>
          </table:table-cell>
          <table:table-cell table:style-name="ce13"/>
          <table:table-cell table:style-name="ce10" office:value-type="string" calcext:value-type="string">
            <text:p>Lanzamiento en AgroActiva 2025 (anuncio 2 de junio). Stand 136C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BeH</text:p>
          </table:table-cell>
          <table:table-cell table:style-name="ce9" office:value-type="string" calcext:value-type="string">
            <text:p>Sistema Cleanfix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Variación ángulo hélice radiador para limpieza automática/manual, previene sobrecalentamiento en manipuladores telescópicos.</text:p>
          </table:table-cell>
          <table:table-cell table:style-name="ce12"/>
          <table:table-cell table:style-name="ce9" office:value-type="string" calcext:value-type="string">
            <text:p>Lanzamiento en AgroActiva 2025 (anuncio 2 de junio). Stand 136C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edeschi</text:p>
          </table:table-cell>
          <table:table-cell table:style-name="ce10" office:value-type="string" calcext:value-type="string">
            <text:p>Novedades en sembradoras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Innovaciones técnicas y comerciales. Concepto "potencia Tedeschi". Opciones de giro autotrailer. Articulación patentada para mayor ancho de trabajo. Modelos para pasturas, grano fino y grueso, de uno, dos módulos y autotrailer.</text:p>
          </table:table-cell>
          <table:table-cell table:style-name="ce13"/>
          <table:table-cell table:style-name="ce10" office:value-type="string" calcext:value-type="string">
            <text:p>Presentado en AgroActiva 2025 (anuncio 2 de junio). Stand 142E / 244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T Implementos Agrícolas</text:p>
          </table:table-cell>
          <table:table-cell table:style-name="ce9" office:value-type="string" calcext:value-type="string">
            <text:p>Rombos colonizadores Algeris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Nueva línea de la empresa uruguaya Algeris.</text:p>
          </table:table-cell>
          <table:table-cell table:style-name="ce12"/>
          <table:table-cell table:style-name="ce9" office:value-type="string" calcext:value-type="string">
            <text:p>Lanzamiento en AgroActiva 2025. Stand 292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T Implementos Agrícolas</text:p>
          </table:table-cell>
          <table:table-cell table:style-name="ce10" office:value-type="string" calcext:value-type="string">
            <text:p>Rastras de discos excéntricas (Brasil)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Nueva línea importada de Brasil.</text:p>
          </table:table-cell>
          <table:table-cell table:style-name="ce13"/>
          <table:table-cell table:style-name="ce10" office:value-type="string" calcext:value-type="string">
            <text:p>Presentado en AgroActiva 2025. Stand 292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T Implementos Agrícolas</text:p>
          </table:table-cell>
          <table:table-cell table:style-name="ce9" office:value-type="string" calcext:value-type="string">
            <text:p>Rastra desencontrada RDL 7580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Producción propia, para tractores de Baja y Media Potencia. Tubo 100x140mm, espesor 8mm, peso por disco 70-80kg.</text:p>
          </table:table-cell>
          <table:table-cell table:style-name="ce12"/>
          <table:table-cell table:style-name="ce9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T Implementos Agrícolas</text:p>
          </table:table-cell>
          <table:table-cell table:style-name="ce10" office:value-type="string" calcext:value-type="string">
            <text:p>Paratill PBA</text:p>
          </table:table-cell>
          <table:table-cell table:style-name="ce10" office:value-type="string" calcext:value-type="string">
            <text:p>Incorporadora / Subsolador / Implemento de Labranza</text:p>
          </table:table-cell>
          <table:table-cell table:style-name="ce10" office:value-type="string" calcext:value-type="string">
            <text:p>Producción propia, para mejorar suelos degradados. Roturación hasta 20cm profundidad.</text:p>
          </table:table-cell>
          <table:table-cell table:style-name="ce13"/>
          <table:table-cell table:style-name="ce10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F (VAF Electrónica)</text:p>
          </table:table-cell>
          <table:table-cell table:style-name="ce9" office:value-type="string" calcext:value-type="string">
            <text:p>Línea de Monitores Seednut Lite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Menor costo, control de RPM, compatibilidad FieldView, sensores de tolva y giro de ejes.</text:p>
          </table:table-cell>
          <table:table-cell table:style-name="ce12"/>
          <table:table-cell table:style-name="ce9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ley Argentina</text:p>
          </table:table-cell>
          <table:table-cell table:style-name="ce10" office:value-type="string" calcext:value-type="string">
            <text:p>Exhibición de pivote central y planta fotovoltaica</text:p>
          </table:table-cell>
          <table:table-cell table:style-name="ce10" office:value-type="string" calcext:value-type="string">
            <text:p>Otro Implemento / Solución Energética</text:p>
          </table:table-cell>
          <table:table-cell table:style-name="ce10" office:value-type="string" calcext:value-type="string">
            <text:p>Soluciones de riego combinando durabilidad, rentabilidad y eficiencia; enfoque en sostenibilidad.</text:p>
          </table:table-cell>
          <table:table-cell table:style-name="ce13"/>
          <table:table-cell table:style-name="ce10" office:value-type="string" calcext:value-type="string">
            <text:p>Exhibición en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ltra</text:p>
          </table:table-cell>
          <table:table-cell table:style-name="ce9" office:value-type="string" calcext:value-type="string">
            <text:p>Tractores Serie Q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Origen Finlandia.</text:p>
          </table:table-cell>
          <table:table-cell table:style-name="ce12"/>
          <table:table-cell table:style-name="ce9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tra</text:p>
          </table:table-cell>
          <table:table-cell table:style-name="ce10" office:value-type="string" calcext:value-type="string">
            <text:p>Tractores líneas BM, BH Hi Tech, A3F Frutera, A Gen 4, A4 HiTech, A G2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Líneas renovadas y modelos específicos para diversas necesidades.</text:p>
          </table:table-cell>
          <table:table-cell table:style-name="ce13"/>
          <table:table-cell table:style-name="ce10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ltra</text:p>
          </table:table-cell>
          <table:table-cell table:style-name="ce9" office:value-type="string" calcext:value-type="string">
            <text:p>Pulverizadoras Serie R con barras de carbono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Barras de hasta 40 metros, mayor cobertura, reducción de peso.</text:p>
          </table:table-cell>
          <table:table-cell table:style-name="ce12"/>
          <table:table-cell table:style-name="ce9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tra</text:p>
          </table:table-cell>
          <table:table-cell table:style-name="ce10" office:value-type="string" calcext:value-type="string">
            <text:p>Plataforma PTx Trimble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Plataforma integral de agricultura de precisión para conectar todas las etapas del ciclo productivo.</text:p>
          </table:table-cell>
          <table:table-cell table:style-name="ce13"/>
          <table:table-cell table:style-name="ce10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8B84A6C_1356_4D8C_9461_3B3858D49BC3_.wvu.FilterData" table:base-cell-address="$'2-06 700 hs'.$A$1" table:cell-range-address="$'4-06 700hs'.$A$1:.$F$63"/>
          <table:named-range table:name="_xlnm._FilterDatabase" table:base-cell-address="$'2-06 700 hs'.$A$1" table:cell-range-address="$'4-06 700hs'.$A$1:.$F$63"/>
        </table:named-expressions>
      </table:table>
      <table:table table:name="5-06 700hs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8" office:value-type="string" calcext:value-type="string">
            <text:p>Empresa</text:p>
          </table:table-cell>
          <table:table-cell table:style-name="ce11" office:value-type="string" calcext:value-type="string">
            <text:p>Producto/Novedad</text:p>
          </table:table-cell>
          <table:table-cell table:style-name="ce11" office:value-type="string" calcext:value-type="string">
            <text:p>Tipo de Maquinaria</text:p>
          </table:table-cell>
          <table:table-cell table:style-name="ce11" office:value-type="string" calcext:value-type="string">
            <text:p>Descripción / Características Clave</text:p>
          </table:table-cell>
          <table:table-cell table:style-name="ce11" office:value-type="string" calcext:value-type="string">
            <text:p>Fuente / Referencia Snippet</text:p>
          </table:table-cell>
          <table:table-cell table:style-name="ce11" office:value-type="string" calcext:value-type="string">
            <text:p>Notas Adicionale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belardo Cuffia</text:p>
          </table:table-cell>
          <table:table-cell table:style-name="ce9" office:value-type="string" calcext:value-type="string">
            <text:p>Soluciones en siembra, pulverización, fertilización y telemetría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Control Dosificadores Eléctricos Agrotax, Corte Automático Sembradoras, Monitor Siembra Fusion Pro, Control Hidráulico Fertilizadoras FGS Black, Plataforma Integral FGS Black, Aplicación Selectiva SaveFarm y Ecorobotix (IA).</text:p>
          </table:table-cell>
          <table:table-cell table:style-name="ce12"/>
          <table:table-cell table:style-name="ce12" office:value-type="string" calcext:value-type="string">
            <text:p>Lanzamientos y sorpresas en AgroActiva 2025. Sponsor del evento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gromec</text:p>
          </table:table-cell>
          <table:table-cell table:style-name="ce10" office:value-type="string" calcext:value-type="string">
            <text:p>Rastra Súper 90 con siembra y fertilización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Incorpora tolva plástica (El Torito) para siembra y fertilización en una pasada.</text:p>
          </table:table-cell>
          <table:table-cell table:style-name="ce13"/>
          <table:table-cell table:style-name="ce13" office:value-type="string" calcext:value-type="string">
            <text:p>Prototipo, presentación comercial en AgroActiva 2025. Stand 150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grometal</text:p>
          </table:table-cell>
          <table:table-cell table:style-name="ce9" office:value-type="string" calcext:value-type="string">
            <text:p>Descuento del 10% en compras</text:p>
          </table:table-cell>
          <table:table-cell table:style-name="ce9" office:value-type="string" calcext:value-type="string">
            <text:p>Comercialización</text:p>
          </table:table-cell>
          <table:table-cell table:style-name="ce9" office:value-type="string" calcext:value-type="string">
            <text:p>Promoción especial para operaciones concretadas en la feria.</text:p>
          </table:table-cell>
          <table:table-cell table:style-name="ce12"/>
          <table:table-cell table:style-name="ce12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ron</text:p>
          </table:table-cell>
          <table:table-cell table:style-name="ce10" office:value-type="string" calcext:value-type="string">
            <text:p>Esparcidor EE2018</text:p>
          </table:table-cell>
          <table:table-cell table:style-name="ce10" office:value-type="string" calcext:value-type="string">
            <text:p>Fertilizadora / Implemento</text:p>
          </table:table-cell>
          <table:table-cell table:style-name="ce10" office:value-type="string" calcext:value-type="string">
            <text:p>20 toneladas de capacidad, arrastre por cadenas, para enmiendas orgánicas sólidas y semisólidas.</text:p>
          </table:table-cell>
          <table:table-cell table:style-name="ce13"/>
          <table:table-cell table:style-name="ce13" office:value-type="string" calcext:value-type="string">
            <text:p>Lanzamiento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ron</text:p>
          </table:table-cell>
          <table:table-cell table:style-name="ce9" office:value-type="string" calcext:value-type="string">
            <text:p>Línea TERRAPLANE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Palas cargadoras frontales, motoniveladoras, autoelevadores.</text:p>
          </table:table-cell>
          <table:table-cell table:style-name="ce12"/>
          <table:table-cell table:style-name="ce12" office:value-type="string" calcext:value-type="string">
            <text:p>Debut en AgroActiv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ron</text:p>
          </table:table-cell>
          <table:table-cell table:style-name="ce10" office:value-type="string" calcext:value-type="string">
            <text:p>Distribución Tractores Kubota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Modelos de 95, 103 y 135 HP.</text:p>
          </table:table-cell>
          <table:table-cell table:style-name="ce13"/>
          <table:table-cell table:style-name="ce13" office:value-type="string" calcext:value-type="string">
            <text:p>Como distribuidor oficial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ron</text:p>
          </table:table-cell>
          <table:table-cell table:style-name="ce9" office:value-type="string" calcext:value-type="string">
            <text:p>Distribución Drones DJI</text:p>
          </table:table-cell>
          <table:table-cell table:style-name="ce9" office:value-type="string" calcext:value-type="string">
            <text:p>Dron Agrícola</text:p>
          </table:table-cell>
          <table:table-cell table:style-name="ce9" office:value-type="string" calcext:value-type="string">
            <text:p>Modelos Agras T50, T25 y Mavic 3M para pulverización, siembra, fertilización y mapeo.</text:p>
          </table:table-cell>
          <table:table-cell table:style-name="ce12"/>
          <table:table-cell table:style-name="ce12" office:value-type="string" calcext:value-type="string">
            <text:p>Como distribuidor oficial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tina</text:p>
          </table:table-cell>
          <table:table-cell table:style-name="ce10" office:value-type="string" calcext:value-type="string">
            <text:p>Línea INOX (HP 6730, HP 5522i)</text:p>
          </table:table-cell>
          <table:table-cell table:style-name="ce10" office:value-type="string" calcext:value-type="string">
            <text:p>Fertilizadora / Incorporadora</text:p>
          </table:table-cell>
          <table:table-cell table:style-name="ce10" office:value-type="string" calcext:value-type="string">
            <text:p>Equipos 100% acero inoxidable. HP 6730: Fertilizadora, 6.700L, 30m ancho labor. HP 5522i: Incorporadora neumática, 5.500L, para suelos secos.</text:p>
          </table:table-cell>
          <table:table-cell table:style-name="ce13"/>
          <table:table-cell table:style-name="ce13" office:value-type="string" calcext:value-type="string">
            <text:p>Presentada en AgroActiva 2025. Stand 310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tina</text:p>
          </table:table-cell>
          <table:table-cell table:style-name="ce9" office:value-type="string" calcext:value-type="string">
            <text:p>Kit 4.2 INOX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Nuevo diseño 100% acero inoxidable. Balance entre capacidad de tolva y tecnología de precisión.</text:p>
          </table:table-cell>
          <table:table-cell table:style-name="ce12"/>
          <table:table-cell table:style-name="ce12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tina</text:p>
          </table:table-cell>
          <table:table-cell table:style-name="ce10" office:value-type="string" calcext:value-type="string">
            <text:p>KIT ALTINA 18.5</text:p>
          </table:table-cell>
          <table:table-cell table:style-name="ce10" office:value-type="string" calcext:value-type="string">
            <text:p>Fertilizadora</text:p>
          </table:table-cell>
          <table:table-cell table:style-name="ce10" office:value-type="string" calcext:value-type="string">
            <text:p>Gran capacidad de carga, para contratistas que buscan máxima autonomía y eficiencia.</text:p>
          </table:table-cell>
          <table:table-cell table:style-name="ce13"/>
          <table:table-cell table:style-name="ce13" office:value-type="string" calcext:value-type="string">
            <text:p>Presentado en AgroActiva 2025. Stand 310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tonio Bernardi y Capello</text:p>
          </table:table-cell>
          <table:table-cell table:style-name="ce9" office:value-type="string" calcext:value-type="string">
            <text:p>Cabezal de corte directo Spartan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Para recolección de todo tipo de forrajes de altura mediana o alta. Adaptable a todas las picadoras autopropulsadas. Sinfín de alimentación de gran diámetro.</text:p>
          </table:table-cell>
          <table:table-cell table:style-name="ce12"/>
          <table:table-cell table:style-name="ce12" office:value-type="string" calcext:value-type="string">
            <text:p>Debut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ntonio Bernardi y Capello</text:p>
          </table:table-cell>
          <table:table-cell table:style-name="ce10" office:value-type="string" calcext:value-type="string">
            <text:p>Cabezal maicero Quasar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Alto desempeño. Se exhibirá para darlo a conocer, con objetivo de futura comercialización.</text:p>
          </table:table-cell>
          <table:table-cell table:style-name="ce13"/>
          <table:table-cell table:style-name="ce13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pache</text:p>
          </table:table-cell>
          <table:table-cell table:style-name="ce9" office:value-type="string" calcext:value-type="string">
            <text:p>Sembradora 90000 air drill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Lanzamiento oficial en la feria, diseñada para agricultura extensiva y siembra de granos finos.</text:p>
          </table:table-cell>
          <table:table-cell table:style-name="ce12"/>
          <table:table-cell table:style-name="ce12" office:value-type="string" calcext:value-type="string">
            <text:p>Lanzamiento confirmado en AgroActiv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RAG Argentina</text:p>
          </table:table-cell>
          <table:table-cell table:style-name="ce10" office:value-type="string" calcext:value-type="string">
            <text:p>Propuesta integral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Enfocada en eficiencia, innovación y tecnología aplicada al campo. Desarrollo de componentes para siembra, pulverización, fertilización y agricultura de precisión.</text:p>
          </table:table-cell>
          <table:table-cell table:style-name="ce13"/>
          <table:table-cell table:style-name="ce13" office:value-type="string" calcext:value-type="string">
            <text:p>Lote 132F, AgroActiva 2025. Aniversario 26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nco Credicoop</text:p>
          </table:table-cell>
          <table:table-cell table:style-name="ce9" office:value-type="string" calcext:value-type="string">
            <text:p>Líneas de financiación especiales</text:p>
          </table:table-cell>
          <table:table-cell table:style-name="ce9" office:value-type="string" calcext:value-type="string">
            <text:p>Financiamiento</text:p>
          </table:table-cell>
          <table:table-cell table:style-name="ce9" office:value-type="string" calcext:value-type="string">
            <text:p>Tasas fijas en pesos y dólares para maquinaria de diversas marcas (Case IH, New Holland, AGCO, John Deere, Pla, etc.).</text:p>
          </table:table-cell>
          <table:table-cell table:style-name="ce12"/>
          <table:table-cell table:style-name="ce12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BASF</text:p>
          </table:table-cell>
          <table:table-cell table:style-name="ce10" office:value-type="string" calcext:value-type="string">
            <text:p>Semillas, Voraxor, xarvio® FIELD MANAGER</text:p>
          </table:table-cell>
          <table:table-cell table:style-name="ce10" office:value-type="string" calcext:value-type="string">
            <text:p>Solución Integral</text:p>
          </table:table-cell>
          <table:table-cell table:style-name="ce10" office:value-type="string" calcext:value-type="string">
            <text:p>Nuevos híbridos maíz (BASF 5575 VT3P, BASF 5747/5447 VIP3CL) y girasol (InSun 2277 CL). Herbicida pre-siembra Voraxor. Plataforma digital xarvio® con Mapeo Digital de Malezas (MDM) por drones.</text:p>
          </table:table-cell>
          <table:table-cell table:style-name="ce13"/>
          <table:table-cell table:style-name="ce13" office:value-type="string" calcext:value-type="string">
            <text:p>Debut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ásculas Magris</text:p>
          </table:table-cell>
          <table:table-cell table:style-name="ce9" office:value-type="string" calcext:value-type="string">
            <text:p>Mixer Inteligente SPI Mixer</text:p>
          </table:table-cell>
          <table:table-cell table:style-name="ce9" office:value-type="string" calcext:value-type="string">
            <text:p>Implemento Forrajero / Solución Digital</text:p>
          </table:table-cell>
          <table:table-cell table:style-name="ce9" office:value-type="string" calcext:value-type="string">
            <text:p>Pesaje inteligente, lector automático de corrales, conectividad a la nube para gestión remota y trazabilidad.</text:p>
          </table:table-cell>
          <table:table-cell table:style-name="ce12"/>
          <table:table-cell table:style-name="ce12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navesio</text:p>
          </table:table-cell>
          <table:table-cell table:style-name="ce10" office:value-type="string" calcext:value-type="string">
            <text:p>Innovaciones en embolsado de forraje (ej. M40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Tecnologías para optimizar trabajo y potenciar capacidad. Modelo M40 de 40.000L de capacidad.</text:p>
          </table:table-cell>
          <table:table-cell table:style-name="ce13"/>
          <table:table-cell table:style-name="ce13" office:value-type="string" calcext:value-type="string">
            <text:p>Presentado en AgroActiva 2025. Stand 308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Tractor Steiger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Descrito como el más grande y potente del país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en Cosecha</text:p>
          </table:table-cell>
          <table:table-cell table:style-name="ce10" office:value-type="string" calcext:value-type="string">
            <text:p>Cosechadora</text:p>
          </table:table-cell>
          <table:table-cell table:style-name="ce10" office:value-type="string" calcext:value-type="string">
            <text:p>Innovaciones y soluciones en cosecha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</text:p>
          </table:table-cell>
          <table:table-cell table:style-name="ce9" office:value-type="string" calcext:value-type="string">
            <text:p>Soluciones en Pulverización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Innovaciones y soluciones en pulverización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en Heno y Forraje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Innovaciones y soluciones en heno y forraje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se IH/CNH</text:p>
          </table:table-cell>
          <table:table-cell table:style-name="ce9" office:value-type="string" calcext:value-type="string">
            <text:p>Drones Aplicadores P60 y P150</text:p>
          </table:table-cell>
          <table:table-cell table:style-name="ce9" office:value-type="string" calcext:value-type="string">
            <text:p>Dron Agrícola</text:p>
          </table:table-cell>
          <table:table-cell table:style-name="ce9" office:value-type="string" calcext:value-type="string">
            <text:p>P60 con capacidad de 30 litros, P150 con capacidad de 70 litros. Operación autónoma, apto terrenos irregulares.</text:p>
          </table:table-cell>
          <table:table-cell table:style-name="ce12"/>
          <table:table-cell table:style-name="ce12" office:value-type="string" calcext:value-type="string">
            <text:p>Lanzamiento en AgroActiva 2025. Prelanzamiento para mercado 2026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ase IH</text:p>
          </table:table-cell>
          <table:table-cell table:style-name="ce10" office:value-type="string" calcext:value-type="string">
            <text:p>Soluciones de Agricultura Digital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Productos de agricultura de precisión, Centro de Conectividad Avanzada, plataformas Case IH FieldOps, FieldXplorer y FarmXtend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entenario</text:p>
          </table:table-cell>
          <table:table-cell table:style-name="ce9" office:value-type="string" calcext:value-type="string">
            <text:p>Tráiler para drones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Para traslado de dron, baterías, generador e insumos. Versiones de 4 y 5m de largo. Dos configuraciones: 1) Habitáculo delantero. 2) Habitáculo delantero + techo/estación de despegue y monitoreo.</text:p>
          </table:table-cell>
          <table:table-cell table:style-name="ce12"/>
          <table:table-cell table:style-name="ce12" office:value-type="string" calcext:value-type="string">
            <text:p>Lanzamiento en AgroActiva 2025. Stand 280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FMOTO</text:p>
          </table:table-cell>
          <table:table-cell table:style-name="ce10" office:value-type="string" calcext:value-type="string">
            <text:p>Tres Nuevos Modelos</text:p>
          </table:table-cell>
          <table:table-cell table:style-name="ce10" office:value-type="string" calcext:value-type="string">
            <text:p>Otro Implemento (Vehículos Utilitarios)</text:p>
          </table:table-cell>
          <table:table-cell table:style-name="ce10" office:value-type="string" calcext:value-type="string">
            <text:p>Vehículos de alto rendimiento para trabajo rural, off-road y turismo outdoor.</text:p>
          </table:table-cell>
          <table:table-cell table:style-name="ce13"/>
          <table:table-cell table:style-name="ce13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AAS</text:p>
          </table:table-cell>
          <table:table-cell table:style-name="ce9" office:value-type="string" calcext:value-type="string">
            <text:p>Tractor AXION 930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360 CV (ext. 363 CV), motor FPT 8.7L, transmisión CMATIC, sistema CEMOS para optimización de rendimiento (hasta -16.8% consumo), piloto CEMIS 1200, conectividad CLAAS Connect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LAAS</text:p>
          </table:table-cell>
          <table:table-cell table:style-name="ce10" office:value-type="string" calcext:value-type="string">
            <text:p>Cosechadora TRION 710</text:p>
          </table:table-cell>
          <table:table-cell table:style-name="ce10" office:value-type="string" calcext:value-type="string">
            <text:p>Cosechadora</text:p>
          </table:table-cell>
          <table:table-cell table:style-name="ce10" office:value-type="string" calcext:value-type="string">
            <text:p>Exhibida con maicero Allochis de 20 surcos a 52 cm.</text:p>
          </table:table-cell>
          <table:table-cell table:style-name="ce13"/>
          <table:table-cell table:style-name="ce13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AAS</text:p>
          </table:table-cell>
          <table:table-cell table:style-name="ce9" office:value-type="string" calcext:value-type="string">
            <text:p>Picadora JAGUAR 95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Exhibida con cabezal Orbis 750.</text:p>
          </table:table-cell>
          <table:table-cell table:style-name="ce12"/>
          <table:table-cell table:style-name="ce12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LAAS</text:p>
          </table:table-cell>
          <table:table-cell table:style-name="ce10" office:value-type="string" calcext:value-type="string">
            <text:p>Segadoras DISCO (8500 C y 3200 C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Tecnología MAX CUT, sistema de cambio rápido de cuchillas.</text:p>
          </table:table-cell>
          <table:table-cell table:style-name="ce13"/>
          <table:table-cell table:style-name="ce13" office:value-type="string" calcext:value-type="string">
            <text:p>Exhibición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ucianelli</text:p>
          </table:table-cell>
          <table:table-cell table:style-name="ce9" office:value-type="string" calcext:value-type="string">
            <text:p>Fertilizadora Raster Air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(DETALLES AMPLIADOS) Primer equipo tras la compra de Fertec. Alta capacidad de entrega: de 5 a 400 kg/ha a 24 km/h.</text:p>
          </table:table-cell>
          <table:table-cell table:style-name="ce12"/>
          <table:table-cell table:style-name="ce12" office:value-type="string" calcext:value-type="string">
            <text:p>Lanzamiento oficial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DOLBI S.A.</text:p>
          </table:table-cell>
          <table:table-cell table:style-name="ce10" office:value-type="string" calcext:value-type="string">
            <text:p>Sembradora innovadora DX2142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Multipropósito, tecnologías para implantación precisa. Apuesta a siembra de alta velocidad con ecuRow (hasta 14 Km/hora, singulación 99%), configurable 1-5 módulos, distanciamientos 35, 38, 52,5, 70 cm, ancho transporte 3,50m.</text:p>
          </table:table-cell>
          <table:table-cell table:style-name="ce13"/>
          <table:table-cell table:style-name="ce13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asyAgro</text:p>
          </table:table-cell>
          <table:table-cell table:style-name="ce9" office:value-type="string" calcext:value-type="string">
            <text:p>EasyNitroLab, EasyScann</text:p>
          </table:table-cell>
          <table:table-cell table:style-name="ce9" office:value-type="string" calcext:value-type="string">
            <text:p>Agricultura de Precisión / Diagnóstico</text:p>
          </table:table-cell>
          <table:table-cell table:style-name="ce9" office:value-type="string" calcext:value-type="string">
            <text:p>Diagnóstico N-NO3 en 5 min. en campo (EasyNitroLab). Tecnología para mapeo y planificación agronómica (EasyScann).</text:p>
          </table:table-cell>
          <table:table-cell table:style-name="ce12"/>
          <table:table-cell table:style-name="ce12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rca</text:p>
          </table:table-cell>
          <table:table-cell table:style-name="ce10" office:value-type="string" calcext:value-type="string">
            <text:p>Nueva Línea 7 de Sembradoras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Precisión, personalización, servicio postventa 24/7.</text:p>
          </table:table-cell>
          <table:table-cell table:style-name="ce13"/>
          <table:table-cell table:style-name="ce13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rca</text:p>
          </table:table-cell>
          <table:table-cell table:style-name="ce9" office:value-type="string" calcext:value-type="string">
            <text:p>Acuerdo con FertiSystem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Incorporación exclusiva de dosificadores de fertilizantes FertiSystem (sinfín, alta precisión, bajo mantenimiento) en sembradoras Erca.</text:p>
          </table:table-cell>
          <table:table-cell table:style-name="ce12"/>
          <table:table-cell table:style-name="ce12" office:value-type="string" calcext:value-type="string">
            <text:p>Anunci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scañuela</text:p>
          </table:table-cell>
          <table:table-cell table:style-name="ce10" office:value-type="string" calcext:value-type="string">
            <text:p>Sembradora con monitor integrado, surcador</text:p>
          </table:table-cell>
          <table:table-cell table:style-name="ce10" office:value-type="string" calcext:value-type="string">
            <text:p>Siembra (especializada)</text:p>
          </table:table-cell>
          <table:table-cell table:style-name="ce10" office:value-type="string" calcext:value-type="string">
            <text:p>Mayor precisión en siembra de papa, mejor organización de labores.</text:p>
          </table:table-cell>
          <table:table-cell table:style-name="ce13"/>
          <table:table-cell table:style-name="ce13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stefoni</text:p>
          </table:table-cell>
          <table:table-cell table:style-name="ce9" office:value-type="string" calcext:value-type="string">
            <text:p>Equipos para preparación de cama de siembra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N/A</text:p>
          </table:table-cell>
          <table:table-cell table:style-name="ce12"/>
          <table:table-cell table:style-name="ce12" office:value-type="string" calcext:value-type="string">
            <text:p>Presente en Stand 221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abimag</text:p>
          </table:table-cell>
          <table:table-cell table:style-name="ce10" office:value-type="string" calcext:value-type="string">
            <text:p>Sembradora para maní SM3.0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Rediseño dentro de la Línea Generación 3.0. Apta para otros cultivos como soja. Más recursos tecnológicos.</text:p>
          </table:table-cell>
          <table:table-cell table:style-name="ce13"/>
          <table:table-cell table:style-name="ce13" office:value-type="string" calcext:value-type="string">
            <text:p>Lanzamiento en AgroActiva 2025. Stand B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FPT Industrial (CNH)</text:p>
          </table:table-cell>
          <table:table-cell table:style-name="ce9" office:value-type="string" calcext:value-type="string">
            <text:p>Motores Reman CURSOR 9 y N67</text:p>
          </table:table-cell>
          <table:table-cell table:style-name="ce9" office:value-type="string" calcext:value-type="string">
            <text:p>Motor</text:p>
          </table:table-cell>
          <table:table-cell table:style-name="ce9" office:value-type="string" calcext:value-type="string">
            <text:p>CURSOR 9 para cosechadoras, N67 para tractores. Alternativa remanufacturada.</text:p>
          </table:table-cell>
          <table:table-cell table:style-name="ce12"/>
          <table:table-cell table:style-name="ce12" office:value-type="string" calcext:value-type="string">
            <text:p>Exhibidos en stands de CNH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Mixer autopropulsado Faresin Leader PF 1.2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Motor Deutz, velocidad máx. 30 km/h, caja de carga 20.000L, sinfín vertical.</text:p>
          </table:table-cell>
          <table:table-cell table:style-name="ce13"/>
          <table:table-cell table:style-name="ce13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Manipulador telescópico Faresin FS 7.32C Stage III A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Capacidad levante 3 ton, altura máx. elevación 7m.</text:p>
          </table:table-cell>
          <table:table-cell table:style-name="ce12"/>
          <table:table-cell table:style-name="ce1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Equipos Krone (picadoras, segadoras, rotoenfardadoras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Línea de forraje de Krone.</text:p>
          </table:table-cell>
          <table:table-cell table:style-name="ce13"/>
          <table:table-cell table:style-name="ce13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auss Landtechnik</text:p>
          </table:table-cell>
          <table:table-cell table:style-name="ce9" office:value-type="string" calcext:value-type="string">
            <text:p>Equipos Lemken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Equipos para preparación de suelos y siembra.</text:p>
          </table:table-cell>
          <table:table-cell table:style-name="ce12"/>
          <table:table-cell table:style-name="ce12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auss Landtechnik</text:p>
          </table:table-cell>
          <table:table-cell table:style-name="ce10" office:value-type="string" calcext:value-type="string">
            <text:p>Equipos GTS (cabezal maicero, draper, niveladoras)</text:p>
          </table:table-cell>
          <table:table-cell table:style-name="ce10" office:value-type="string" calcext:value-type="string">
            <text:p>Implemento Forrajero / Implemento de Labranza</text:p>
          </table:table-cell>
          <table:table-cell table:style-name="ce10" office:value-type="string" calcext:value-type="string">
            <text:p>Cabezal maicero, draper y niveladoras de aluminio GTS.</text:p>
          </table:table-cell>
          <table:table-cell table:style-name="ce13"/>
          <table:table-cell table:style-name="ce13" office:value-type="string" calcext:value-type="string">
            <text:p>Presentado en AgroActiva 2025. Stand 258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obierno de Santa Fe</text:p>
          </table:table-cell>
          <table:table-cell table:style-name="ce9" office:value-type="string" calcext:value-type="string">
            <text:p>Esquema de financiamiento productivo</text:p>
          </table:table-cell>
          <table:table-cell table:style-name="ce9" office:value-type="string" calcext:value-type="string">
            <text:p>Financiamiento</text:p>
          </table:table-cell>
          <table:table-cell table:style-name="ce9" office:value-type="string" calcext:value-type="string">
            <text:p>$66.800 millones destinados a adquisición de maquinaria agrícola, tecnología y proyectos estratégicos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reen Pac</text:p>
          </table:table-cell>
          <table:table-cell table:style-name="ce10" office:value-type="string" calcext:value-type="string">
            <text:p>Cabezal rotativo Gaser XWD 46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Desarrollo propio, adaptable a todos los modelos de picadoras disponibles en Argentina.</text:p>
          </table:table-cell>
          <table:table-cell table:style-name="ce13"/>
          <table:table-cell table:style-name="ce13" office:value-type="string" calcext:value-type="string">
            <text:p>Lanzamiento en AgroActiva 2025 (anuncio 3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Green Pac</text:p>
          </table:table-cell>
          <table:table-cell table:style-name="ce9" office:value-type="string" calcext:value-type="string">
            <text:p>Embolsadora GSX 31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Rotor de 3 metros, motor FPT de 310 CV, logística ágil.</text:p>
          </table:table-cell>
          <table:table-cell table:style-name="ce12"/>
          <table:table-cell table:style-name="ce12" office:value-type="string" calcext:value-type="string">
            <text:p>Lanzamiento en AgroActiva 2025 (anuncio 3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Grupo BPB</text:p>
          </table:table-cell>
          <table:table-cell table:style-name="ce10" office:value-type="string" calcext:value-type="string">
            <text:p>Marca B&amp;P Agro Solution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Agrupa cuerpos de siembra, dosificadores, cajas eléctricas para cabezales maiceros.</text:p>
          </table:table-cell>
          <table:table-cell table:style-name="ce13"/>
          <table:table-cell table:style-name="ce13" office:value-type="string" calcext:value-type="string">
            <text:p>Lanzamiento en AgroActiva 2025. Stand 164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idrogrúas TKA</text:p>
          </table:table-cell>
          <table:table-cell table:style-name="ce9" office:value-type="string" calcext:value-type="string">
            <text:p>Controles inalámbricos Tecnnic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Adaptables a cualquier tipo y marca de hidrogrúa. Mejoran seguridad y eficiencia.</text:p>
          </table:table-cell>
          <table:table-cell table:style-name="ce12"/>
          <table:table-cell table:style-name="ce12" office:value-type="string" calcext:value-type="string">
            <text:p>Presentado en AgroActiva 2025. Stand Básculas Magri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ndecar</text:p>
          </table:table-cell>
          <table:table-cell table:style-name="ce10" office:value-type="string" calcext:value-type="string">
            <text:p>Descuentos en línea de sembradoras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Hasta 30% de descuento en modelos Neo Plant, Neo Plant Precision, Guerrera Autoseed y Torflex. Opción pago con soja +10% valor pizarra.</text:p>
          </table:table-cell>
          <table:table-cell table:style-name="ce13"/>
          <table:table-cell table:style-name="ce13" office:value-type="string" calcext:value-type="string">
            <text:p>Promoción para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decar</text:p>
          </table:table-cell>
          <table:table-cell table:style-name="ce9" office:value-type="string" calcext:value-type="string">
            <text:p>Sembradora NEO con Neo Plant Precision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Sistema permite sembrar soja como con sistema de placa, pero con dosificador central. Aumento de rinde en soja de 500-700 kg. Sistema de presión de cuerpo con pistones. Alianza con VAF.</text:p>
          </table:table-cell>
          <table:table-cell table:style-name="ce12"/>
          <table:table-cell table:style-name="ce12" office:value-type="string" calcext:value-type="string">
            <text:p>Mencion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NTA</text:p>
          </table:table-cell>
          <table:table-cell table:style-name="ce10" office:value-type="string" calcext:value-type="string">
            <text:p>Innovaciones AgTech</text:p>
          </table:table-cell>
          <table:table-cell table:style-name="ce10" office:value-type="string" calcext:value-type="string">
            <text:p>Agricultura de Precisión / Robótica</text:p>
          </table:table-cell>
          <table:table-cell table:style-name="ce10" office:value-type="string" calcext:value-type="string">
            <text:p>Sensores LiDAR en drones, monitoreo de granos almacenados, comederos inteligentes, riego inteligente, prototipos para detección de daños en cosecha, máquina volteadora de compost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vezta</text:p>
          </table:table-cell>
          <table:table-cell table:style-name="ce9" office:value-type="string" calcext:value-type="string">
            <text:p>Incorporadora XTRA-5000</text:p>
          </table:table-cell>
          <table:table-cell table:style-name="ce9" office:value-type="string" calcext:value-type="string">
            <text:p>Incorporadora / Subsolador</text:p>
          </table:table-cell>
          <table:table-cell table:style-name="ce9" office:value-type="string" calcext:value-type="string">
            <text:p>Capacidad 5.000 litros, ancho de labor 8 metros, cuerpos fertilizadores con doble paralelogramo, dos cortes de sección con fertilización variable, balanza 6 celdas.</text:p>
          </table:table-cell>
          <table:table-cell table:style-name="ce12"/>
          <table:table-cell table:style-name="ce12" office:value-type="string" calcext:value-type="string">
            <text:p>Lanzamiento en AgroActiva 2025. Stand 156B / 244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Jacto</text:p>
          </table:table-cell>
          <table:table-cell table:style-name="ce10" office:value-type="string" calcext:value-type="string">
            <text:p>Abonadora autopropulsada Uniport 8030 NPK</text:p>
          </table:table-cell>
          <table:table-cell table:style-name="ce10" office:value-type="string" calcext:value-type="string">
            <text:p>Fertilizadora</text:p>
          </table:table-cell>
          <table:table-cell table:style-name="ce10" office:value-type="string" calcext:value-type="string">
            <text:p>Motor Cummins QSB 6.7 de 300 CV. Tolva de 8.000 kg/8 m3. Faja de aplicación: hasta 50m (granulados), 12m (polvo), 27m (semillas). Control automático de 12 secciones.</text:p>
          </table:table-cell>
          <table:table-cell table:style-name="ce13"/>
          <table:table-cell table:style-name="ce13" office:value-type="string" calcext:value-type="string">
            <text:p>Presentada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John Deere</text:p>
          </table:table-cell>
          <table:table-cell table:style-name="ce9" office:value-type="string" calcext:value-type="string">
            <text:p>Reducción de precios</text:p>
          </table:table-cell>
          <table:table-cell table:style-name="ce9" office:value-type="string" calcext:value-type="string">
            <text:p>Tractor / Cosechadora</text:p>
          </table:table-cell>
          <table:table-cell table:style-name="ce9" office:value-type="string" calcext:value-type="string">
            <text:p>Hasta 8% en tractores y 14% en cosechadoras.</text:p>
          </table:table-cell>
          <table:table-cell table:style-name="ce12"/>
          <table:table-cell table:style-name="ce12" office:value-type="string" calcext:value-type="string">
            <text:p>Anuncio del 2 y 3 de junio de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eaf Agrotronics</text:p>
          </table:table-cell>
          <table:table-cell table:style-name="ce10" office:value-type="string" calcext:value-type="string">
            <text:p>Novedades Leaf Agrotronic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Lanzamientos de la división de agricultura de precisión de Crucianelli. Nuevo monitor ORIZON. App Leaf X para control integral en siembra. Dosificador de Fina Múltiple. Aplicaciones en Surco Leaf by Orion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oyto</text:p>
          </table:table-cell>
          <table:table-cell table:style-name="ce9" office:value-type="string" calcext:value-type="string">
            <text:p>Moledora circular L360</text:p>
          </table:table-cell>
          <table:table-cell table:style-name="ce9" office:value-type="string" calcext:value-type="string">
            <text:p>Otro Implemento</text:p>
          </table:table-cell>
          <table:table-cell table:style-name="ce9" office:value-type="string" calcext:value-type="string">
            <text:p>Zaranda ocupa toda la circunferencia del molino (descarga 360°). Moliendas extremadamente finas (harinas). Mayor rinde/hora, menor temperatura por fricción, descarga con ciclón para control de polvo.</text:p>
          </table:table-cell>
          <table:table-cell table:style-name="ce12"/>
          <table:table-cell table:style-name="ce12" office:value-type="string" calcext:value-type="string">
            <text:p>Lanzamiento en AgroActiva 2025. Stand 156C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inero</text:p>
          </table:table-cell>
          <table:table-cell table:style-name="ce10" office:value-type="string" calcext:value-type="string">
            <text:p>Cabezal Girasolero 1045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Versiones 24 y 26 hileras a 52.5 cm. Mando central barra de corte y acarreador. Bandejas y escudo de acero inoxidable, plegables.</text:p>
          </table:table-cell>
          <table:table-cell table:style-name="ce13"/>
          <table:table-cell table:style-name="ce13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ero</text:p>
          </table:table-cell>
          <table:table-cell table:style-name="ce9" office:value-type="string" calcext:value-type="string">
            <text:p>Mixers Horizontales 2913, 2922, 2933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Modelo 2913 (8.500L), 2923 (10.000L), 2933 (12.000L). Serie 3, reducción principal frontal, mandos sinfines superiores traseros, puesto inspección delantero.</text:p>
          </table:table-cell>
          <table:table-cell table:style-name="ce12"/>
          <table:table-cell table:style-name="ce12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inero</text:p>
          </table:table-cell>
          <table:table-cell table:style-name="ce10" office:value-type="string" calcext:value-type="string">
            <text:p>Enfardadora 574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Atador de hilo, sistema de alimentación central. Rendimiento aprox. 500 fardos/hora.</text:p>
          </table:table-cell>
          <table:table-cell table:style-name="ce13"/>
          <table:table-cell table:style-name="ce13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ero</text:p>
          </table:table-cell>
          <table:table-cell table:style-name="ce9" office:value-type="string" calcext:value-type="string">
            <text:p>Rotoenfardadora 5834 Ultra Cut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Amplía familia con cutter. Recolector con 25 cuchillas.</text:p>
          </table:table-cell>
          <table:table-cell table:style-name="ce12"/>
          <table:table-cell table:style-name="ce12" office:value-type="string" calcext:value-type="string">
            <text:p>Lanzamiento en AgroActiva 2025. Stand 276A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assey Ferguson</text:p>
          </table:table-cell>
          <table:table-cell table:style-name="ce10" office:value-type="string" calcext:value-type="string">
            <text:p>Tractores Serie MF 8S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Cuatro versiones (205 HP a 265 HP). Diseño renovado, mayor confort, dos opciones de transmisión (Dyna-E-Power). Motor AGCO Power 7.4L. Diseño Protect-U. Lanzamiento MF 8S el 4 de junio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ssey Ferguson</text:p>
          </table:table-cell>
          <table:table-cell table:style-name="ce9" office:value-type="string" calcext:value-type="string">
            <text:p>Enfardadora MF 184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Fardos pequeños rectangulares, carga central.</text:p>
          </table:table-cell>
          <table:table-cell table:style-name="ce12"/>
          <table:table-cell table:style-name="ce12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ontecor</text:p>
          </table:table-cell>
          <table:table-cell table:style-name="ce10" office:value-type="string" calcext:value-type="string">
            <text:p>Tolvas TFS18/TFS22 con tecnología de control</text:p>
          </table:table-cell>
          <table:table-cell table:style-name="ce10" office:value-type="string" calcext:value-type="string">
            <text:p>Otro Implemento / Solución Digital</text:p>
          </table:table-cell>
          <table:table-cell table:style-name="ce10" office:value-type="string" calcext:value-type="string">
            <text:p>Control total de cosecha desde celular en tiempo real: geoposicionamiento, seguimiento de kilos, imágenes HD nocturnas, trazabilidad por lote, calibración remota, alarmas.</text:p>
          </table:table-cell>
          <table:table-cell table:style-name="ce13"/>
          <table:table-cell table:style-name="ce13" office:value-type="string" calcext:value-type="string">
            <text:p>Presentado en AgroActiva 2025. Stand 254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Cosechadora CR 8.90 IntelliSense</text:p>
          </table:table-cell>
          <table:table-cell table:style-name="ce9" office:value-type="string" calcext:value-type="string">
            <text:p>Cosechadora</text:p>
          </table:table-cell>
          <table:table-cell table:style-name="ce9" office:value-type="string" calcext:value-type="string">
            <text:p>Tecnología Twin Rotor (50º aniversario), sistema de inteligencia artificial que aprende y se adapta para optimizar rendimiento y minimizar pérdidas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Tractor T8 PLM Intelligence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Tecnología de agricultura de precisión integrada (PLM Intelligence).</text:p>
          </table:table-cell>
          <table:table-cell table:style-name="ce13"/>
          <table:table-cell table:style-name="ce13" office:value-type="string" calcext:value-type="string">
            <text:p>Fabricación Nacional. 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Nuevo Tractor TL5 con pala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Versátil, ideal para tareas mixtas en explotaciones medianas y pequeñas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Pulverizadora SP 3000</text:p>
          </table:table-cell>
          <table:table-cell table:style-name="ce10" office:value-type="string" calcext:value-type="string">
            <text:p>Pulverizadora</text:p>
          </table:table-cell>
          <table:table-cell table:style-name="ce10" office:value-type="string" calcext:value-type="string">
            <text:p>N/A</text:p>
          </table:table-cell>
          <table:table-cell table:style-name="ce13"/>
          <table:table-cell table:style-name="ce13" office:value-type="string" calcext:value-type="string">
            <text:p>Fabricación Nacional. 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Rotoenfardadora RB 46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Rotoenfardadora diseñada para ofrecer calidad, velocidad y eficiencia en el manejo de pasturas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Segadora SR 200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Segadora diseñada para ofrecer calidad, velocidad y eficiencia en el manejo de pasturas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Pantallas CR7+ y CR12+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Nuevos displays centrales para la oferta digital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</text:p>
          </table:table-cell>
          <table:table-cell table:style-name="ce10" office:value-type="string" calcext:value-type="string">
            <text:p>Receptor 500S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Nuevo receptor para agricultura de precisión.</text:p>
          </table:table-cell>
          <table:table-cell table:style-name="ce13"/>
          <table:table-cell table:style-name="ce13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New Holland</text:p>
          </table:table-cell>
          <table:table-cell table:style-name="ce9" office:value-type="string" calcext:value-type="string">
            <text:p>Plataformas FieldOps, FarmXtend, FieldXplorer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Para planificación, monitoreo y toma de decisiones precisas basadas en datos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New Holland / CNH</text:p>
          </table:table-cell>
          <table:table-cell table:style-name="ce10" office:value-type="string" calcext:value-type="string">
            <text:p>New Holland Application Drone</text:p>
          </table:table-cell>
          <table:table-cell table:style-name="ce10" office:value-type="string" calcext:value-type="string">
            <text:p>Dron Agrícola</text:p>
          </table:table-cell>
          <table:table-cell table:style-name="ce10" office:value-type="string" calcext:value-type="string">
            <text:p>Dron pulverizador, alternativa para terrenos difíciles o escalas más reducidas, flexibilidad para pequeños y medianos productores.</text:p>
          </table:table-cell>
          <table:table-cell table:style-name="ce13"/>
          <table:table-cell table:style-name="ce13" office:value-type="string" calcext:value-type="string">
            <text:p>Debut en AgroActiva 2025. Prelanzamiento para mercado 2026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Pulverizadora autopropulsada PAO 3500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Nueva tecnología digital para mayor precisión y eficiencia operativa.</text:p>
          </table:table-cell>
          <table:table-cell table:style-name="ce12"/>
          <table:table-cell table:style-name="ce1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Volcador BATEA 50m³</text:p>
          </table:table-cell>
          <table:table-cell table:style-name="ce10" office:value-type="string" calcext:value-type="string">
            <text:p>Otro Implemento</text:p>
          </table:table-cell>
          <table:table-cell table:style-name="ce10" office:value-type="string" calcext:value-type="string">
            <text:p>Nuevo diseño semi-cónico para facilitar transporte y descarga, minimiza resistencia.</text:p>
          </table:table-cell>
          <table:table-cell table:style-name="ce13"/>
          <table:table-cell table:style-name="ce13" office:value-type="string" calcext:value-type="string">
            <text:p>Presentado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Embolsadora de granos secos EGSO 550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Nueva tolva, malacate hidráulico, frenos a disco.</text:p>
          </table:table-cell>
          <table:table-cell table:style-name="ce12"/>
          <table:table-cell table:style-name="ce1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Cabezal universal (nueva versión)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Recolección más precisa en cualquier dirección y distancia, reduce pérdidas.</text:p>
          </table:table-cell>
          <table:table-cell table:style-name="ce13"/>
          <table:table-cell table:style-name="ce13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Rastra acondicionadora RAO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Para manejo mecánico de malezas, protege rastrojos, optimiza implantación.</text:p>
          </table:table-cell>
          <table:table-cell table:style-name="ce12"/>
          <table:table-cell table:style-name="ce12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mbú</text:p>
          </table:table-cell>
          <table:table-cell table:style-name="ce10" office:value-type="string" calcext:value-type="string">
            <text:p>Desmalezadora DHO 3200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Optimizada con sistema cardánico para transmisión eficiente y corte preciso.</text:p>
          </table:table-cell>
          <table:table-cell table:style-name="ce13"/>
          <table:table-cell table:style-name="ce13" office:value-type="string" calcext:value-type="string">
            <text:p>Presentada en AgroActiva 2025. Stand 164B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mbú</text:p>
          </table:table-cell>
          <table:table-cell table:style-name="ce9" office:value-type="string" calcext:value-type="string">
            <text:p>Fertilizadora Autopropulsada Neumática FN 4200</text:p>
          </table:table-cell>
          <table:table-cell table:style-name="ce9" office:value-type="string" calcext:value-type="string">
            <text:p>Fertilizadora</text:p>
          </table:table-cell>
          <table:table-cell table:style-name="ce9" office:value-type="string" calcext:value-type="string">
            <text:p>N/A</text:p>
          </table:table-cell>
          <table:table-cell table:style-name="ce12"/>
          <table:table-cell table:style-name="ce12" office:value-type="string" calcext:value-type="string">
            <text:p>Presentada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ierobón</text:p>
          </table:table-cell>
          <table:table-cell table:style-name="ce10" office:value-type="string" calcext:value-type="string">
            <text:p>Sembradoras Turbosem II (versiones 26/56 y 26/48)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Nuevas versiones para distanciamiento a 26 cm. 26/56: 56 líneas a 26 cm (ancho labor 14,70m). 26/48: 48 líneas a 26 cm (ancho labor 12,48m). Cuerpos de siembra DINSI, barra delantera desplazable hidráulicamente.</text:p>
          </table:table-cell>
          <table:table-cell table:style-name="ce13"/>
          <table:table-cell table:style-name="ce13" office:value-type="string" calcext:value-type="string">
            <text:p>Novedad 2025, difundida en AgroActiva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ierobón</text:p>
          </table:table-cell>
          <table:table-cell table:style-name="ce9" office:value-type="string" calcext:value-type="string">
            <text:p>Sembradoras MD y Multimix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Versiones renovadas. Tecnología para implantación precisa y dosis variable.</text:p>
          </table:table-cell>
          <table:table-cell table:style-name="ce12"/>
          <table:table-cell table:style-name="ce12" office:value-type="string" calcext:value-type="string">
            <text:p>Presentadas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lantium</text:p>
          </table:table-cell>
          <table:table-cell table:style-name="ce10" office:value-type="string" calcext:value-type="string">
            <text:p>Sembradora eléctrica Velosofía Air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Siembra de alta velocidad (cerca de 20 km/h) con precisión extrema. Dosificador totalmente autónomo, corte variable por surcos (EcuRow), control de carga vertical (ActiveForce), 99% singulación.</text:p>
          </table:table-cell>
          <table:table-cell table:style-name="ce13"/>
          <table:table-cell table:style-name="ce13" office:value-type="string" calcext:value-type="string">
            <text:p>Fabricación Nacional (Santa Fe). Presentada en Expoagro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lantium</text:p>
          </table:table-cell>
          <table:table-cell table:style-name="ce9" office:value-type="string" calcext:value-type="string">
            <text:p>ocuWeed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Aplicación selectiva con tecnología intuitiva. Ahorro del 80% de insumos vs. pulverizador convencional.</text:p>
          </table:table-cell>
          <table:table-cell table:style-name="ce12"/>
          <table:table-cell table:style-name="ce12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ICHIGER</text:p>
          </table:table-cell>
          <table:table-cell table:style-name="ce10" office:value-type="string" calcext:value-type="string">
            <text:p>Últimas innovaciones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Exhibición de sus más recientes desarrollos.</text:p>
          </table:table-cell>
          <table:table-cell table:style-name="ce13"/>
          <table:table-cell table:style-name="ce13" office:value-type="string" calcext:value-type="string">
            <text:p>AgroActiva 2025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ICHIGER</text:p>
          </table:table-cell>
          <table:table-cell table:style-name="ce9" office:value-type="string" calcext:value-type="string">
            <text:p>Carro Forrajero CF500D</text:p>
          </table:table-cell>
          <table:table-cell table:style-name="ce9" office:value-type="string" calcext:value-type="string">
            <text:p>Implemento Forrajero</text:p>
          </table:table-cell>
          <table:table-cell table:style-name="ce9" office:value-type="string" calcext:value-type="string">
            <text:p>Capacidad 50.000 litros, chasis de tres ejes independientes (central fijo, extremos autodireccionales), descarga por cadenas, caja abulonada de chapa galvanizada.</text:p>
          </table:table-cell>
          <table:table-cell table:style-name="ce12"/>
          <table:table-cell table:style-name="ce12" office:value-type="string" calcext:value-type="string">
            <text:p>Presentado en Expoagro 2025, relevante para anuncios recientes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ICHIGER</text:p>
          </table:table-cell>
          <table:table-cell table:style-name="ce10" office:value-type="string" calcext:value-type="string">
            <text:p>Acoplado de 40m3</text:p>
          </table:table-cell>
          <table:table-cell table:style-name="ce10" office:value-type="string" calcext:value-type="string">
            <text:p>Implemento Forrajero</text:p>
          </table:table-cell>
          <table:table-cell table:style-name="ce10" office:value-type="string" calcext:value-type="string">
            <text:p>Descarga en 1 minuto, para transporte de forraje, cadenas accionadas hidráulicamente, neumáticos de alta flotación.</text:p>
          </table:table-cell>
          <table:table-cell table:style-name="ce13"/>
          <table:table-cell table:style-name="ce13" office:value-type="string" calcext:value-type="string">
            <text:p>Anuncio recient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per Walter</text:p>
          </table:table-cell>
          <table:table-cell table:style-name="ce9" office:value-type="string" calcext:value-type="string">
            <text:p>Sistema de Siembra Eléctrica</text:p>
          </table:table-cell>
          <table:table-cell table:style-name="ce9" office:value-type="string" calcext:value-type="string">
            <text:p>Sembradora</text:p>
          </table:table-cell>
          <table:table-cell table:style-name="ce9" office:value-type="string" calcext:value-type="string">
            <text:p>Menor mantenimiento, precisión, control por línea, monitoreo de caudal.</text:p>
          </table:table-cell>
          <table:table-cell table:style-name="ce12"/>
          <table:table-cell table:style-name="ce12" office:value-type="string" calcext:value-type="string">
            <text:p>Presentad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uper Walter</text:p>
          </table:table-cell>
          <table:table-cell table:style-name="ce10" office:value-type="string" calcext:value-type="string">
            <text:p>Sembradora "transformer" W660 Pentaflec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Pasa de posición de transporte a trabajo en 5 minutos. Cinco módulos articulados, 12 ruedas, mejor adaptación y copiado del terreno. Ancho de transporte menor.</text:p>
          </table:table-cell>
          <table:table-cell table:style-name="ce13"/>
          <table:table-cell table:style-name="ce13" office:value-type="string" calcext:value-type="string">
            <text:p>Presentada en Expoagro, relevante para anuncios recientes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yra</text:p>
          </table:table-cell>
          <table:table-cell table:style-name="ce9" office:value-type="string" calcext:value-type="string">
            <text:p>Fertilizadora Incorporadora Row 6000</text:p>
          </table:table-cell>
          <table:table-cell table:style-name="ce9" office:value-type="string" calcext:value-type="string">
            <text:p>Fertilizadora / Incorporadora</text:p>
          </table:table-cell>
          <table:table-cell table:style-name="ce9" office:value-type="string" calcext:value-type="string">
            <text:p>(DETALLES AMPLIADOS) Equipo para la aplicación de fertilizantes sólidos con sistema de rejas para la incorporación del producto en el suelo.</text:p>
          </table:table-cell>
          <table:table-cell table:style-name="ce12"/>
          <table:table-cell table:style-name="ce12" office:value-type="string" calcext:value-type="string">
            <text:p>Lanzamiento en AgroActiva 2025. Stand B1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BeH</text:p>
          </table:table-cell>
          <table:table-cell table:style-name="ce10" office:value-type="string" calcext:value-type="string">
            <text:p>Sistema ITRACK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Monitoreo remoto 24/7, alertas preventivas para manipuladores telescópicos.</text:p>
          </table:table-cell>
          <table:table-cell table:style-name="ce13"/>
          <table:table-cell table:style-name="ce13" office:value-type="string" calcext:value-type="string">
            <text:p>Lanzamiento en AgroActiva 2025 (anuncio 2 de junio). Stand 136C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BeH</text:p>
          </table:table-cell>
          <table:table-cell table:style-name="ce9" office:value-type="string" calcext:value-type="string">
            <text:p>Sistema Cleanfix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Variación ángulo hélice radiador para limpieza automática/manual, previene sobrecalentamiento en manipuladores telescópicos.</text:p>
          </table:table-cell>
          <table:table-cell table:style-name="ce12"/>
          <table:table-cell table:style-name="ce12" office:value-type="string" calcext:value-type="string">
            <text:p>Lanzamiento en AgroActiva 2025 (anuncio 2 de junio). Stand 136C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edeschi</text:p>
          </table:table-cell>
          <table:table-cell table:style-name="ce10" office:value-type="string" calcext:value-type="string">
            <text:p>Novedades en sembradoras</text:p>
          </table:table-cell>
          <table:table-cell table:style-name="ce10" office:value-type="string" calcext:value-type="string">
            <text:p>Sembradora</text:p>
          </table:table-cell>
          <table:table-cell table:style-name="ce10" office:value-type="string" calcext:value-type="string">
            <text:p>Innovaciones técnicas y comerciales. Concepto "potencia Tedeschi". Opciones de giro autotrailer. Articulación patentada para mayor ancho de trabajo.</text:p>
          </table:table-cell>
          <table:table-cell table:style-name="ce13"/>
          <table:table-cell table:style-name="ce13" office:value-type="string" calcext:value-type="string">
            <text:p>Presentado en AgroActiva 2025 (anuncio 2 de junio). Stand 142E/244E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T Implementos Agrícolas</text:p>
          </table:table-cell>
          <table:table-cell table:style-name="ce9" office:value-type="string" calcext:value-type="string">
            <text:p>Rombos colonizadores Algeris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Nueva línea de la empresa uruguaya Algeris.</text:p>
          </table:table-cell>
          <table:table-cell table:style-name="ce12"/>
          <table:table-cell table:style-name="ce12" office:value-type="string" calcext:value-type="string">
            <text:p>Lanzamiento en AgroActiva 2025. Stand 292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T Implementos Agrícolas</text:p>
          </table:table-cell>
          <table:table-cell table:style-name="ce10" office:value-type="string" calcext:value-type="string">
            <text:p>Rastras de discos excéntricas (Brasil)</text:p>
          </table:table-cell>
          <table:table-cell table:style-name="ce10" office:value-type="string" calcext:value-type="string">
            <text:p>Implemento de Labranza</text:p>
          </table:table-cell>
          <table:table-cell table:style-name="ce10" office:value-type="string" calcext:value-type="string">
            <text:p>Nueva línea importada de Brasil.</text:p>
          </table:table-cell>
          <table:table-cell table:style-name="ce13"/>
          <table:table-cell table:style-name="ce13" office:value-type="string" calcext:value-type="string">
            <text:p>Presentado en AgroActiva 2025. Stand 292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T Implementos Agrícolas</text:p>
          </table:table-cell>
          <table:table-cell table:style-name="ce9" office:value-type="string" calcext:value-type="string">
            <text:p>Rastra desencontrada RDL 7580</text:p>
          </table:table-cell>
          <table:table-cell table:style-name="ce9" office:value-type="string" calcext:value-type="string">
            <text:p>Implemento de Labranza</text:p>
          </table:table-cell>
          <table:table-cell table:style-name="ce9" office:value-type="string" calcext:value-type="string">
            <text:p>Producción propia, para tractores de Baja y Media Potencia. Tubo 100x140mm, espesor 8mm, peso por disco 70-80kg.</text:p>
          </table:table-cell>
          <table:table-cell table:style-name="ce12"/>
          <table:table-cell table:style-name="ce12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T Implementos Agrícolas</text:p>
          </table:table-cell>
          <table:table-cell table:style-name="ce10" office:value-type="string" calcext:value-type="string">
            <text:p>Paratill PBA</text:p>
          </table:table-cell>
          <table:table-cell table:style-name="ce10" office:value-type="string" calcext:value-type="string">
            <text:p>Incorporadora / Subsolador</text:p>
          </table:table-cell>
          <table:table-cell table:style-name="ce10" office:value-type="string" calcext:value-type="string">
            <text:p>Producción propia, para mejorar suelos degradados. Roturación hasta 20cm profundidad.</text:p>
          </table:table-cell>
          <table:table-cell table:style-name="ce13"/>
          <table:table-cell table:style-name="ce13" office:value-type="string" calcext:value-type="string">
            <text:p>Presentada en AgroActiva 2025. Stand 292F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F (VAF Electrónica)</text:p>
          </table:table-cell>
          <table:table-cell table:style-name="ce9" office:value-type="string" calcext:value-type="string">
            <text:p>Línea de Monitores Seednut Lite</text:p>
          </table:table-cell>
          <table:table-cell table:style-name="ce9" office:value-type="string" calcext:value-type="string">
            <text:p>Solución Digital/Agricultura de Precisión</text:p>
          </table:table-cell>
          <table:table-cell table:style-name="ce9" office:value-type="string" calcext:value-type="string">
            <text:p>Menor costo, control de RPM, compatibilidad FieldView, sensores de tolva y giro de ejes.</text:p>
          </table:table-cell>
          <table:table-cell table:style-name="ce12"/>
          <table:table-cell table:style-name="ce12" office:value-type="string" calcext:value-type="string">
            <text:p>Lanzamiento en AgroActiva 2025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ley Argentina</text:p>
          </table:table-cell>
          <table:table-cell table:style-name="ce10" office:value-type="string" calcext:value-type="string">
            <text:p>Exhibición de pivote central y planta fotovoltaica</text:p>
          </table:table-cell>
          <table:table-cell table:style-name="ce10" office:value-type="string" calcext:value-type="string">
            <text:p>Otro Implemento / Solución Energética</text:p>
          </table:table-cell>
          <table:table-cell table:style-name="ce10" office:value-type="string" calcext:value-type="string">
            <text:p>Soluciones de riego combinando durabilidad, rentabilidad y eficiencia; enfoque en sostenibilidad.</text:p>
          </table:table-cell>
          <table:table-cell table:style-name="ce13"/>
          <table:table-cell table:style-name="ce13" office:value-type="string" calcext:value-type="string">
            <text:p>Exhibición en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ltra</text:p>
          </table:table-cell>
          <table:table-cell table:style-name="ce9" office:value-type="string" calcext:value-type="string">
            <text:p>Tractores Serie Q</text:p>
          </table:table-cell>
          <table:table-cell table:style-name="ce9" office:value-type="string" calcext:value-type="string">
            <text:p>Tractor</text:p>
          </table:table-cell>
          <table:table-cell table:style-name="ce9" office:value-type="string" calcext:value-type="string">
            <text:p>Origen Finlandia.</text:p>
          </table:table-cell>
          <table:table-cell table:style-name="ce12"/>
          <table:table-cell table:style-name="ce12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tra</text:p>
          </table:table-cell>
          <table:table-cell table:style-name="ce10" office:value-type="string" calcext:value-type="string">
            <text:p>Tractores líneas BM, BH Hi Tech, A3F Frutera, A Gen 4, A4 HiTech, A G2</text:p>
          </table:table-cell>
          <table:table-cell table:style-name="ce10" office:value-type="string" calcext:value-type="string">
            <text:p>Tractor</text:p>
          </table:table-cell>
          <table:table-cell table:style-name="ce10" office:value-type="string" calcext:value-type="string">
            <text:p>Líneas renovadas y modelos específicos para diversas necesidades.</text:p>
          </table:table-cell>
          <table:table-cell table:style-name="ce13"/>
          <table:table-cell table:style-name="ce13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Valtra</text:p>
          </table:table-cell>
          <table:table-cell table:style-name="ce9" office:value-type="string" calcext:value-type="string">
            <text:p>Pulverizadoras Serie R con barras de carbono</text:p>
          </table:table-cell>
          <table:table-cell table:style-name="ce9" office:value-type="string" calcext:value-type="string">
            <text:p>Pulverizadora</text:p>
          </table:table-cell>
          <table:table-cell table:style-name="ce9" office:value-type="string" calcext:value-type="string">
            <text:p>Barras de hasta 40 metros, mayor cobertura, reducción de peso.</text:p>
          </table:table-cell>
          <table:table-cell table:style-name="ce12"/>
          <table:table-cell table:style-name="ce12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Valtra</text:p>
          </table:table-cell>
          <table:table-cell table:style-name="ce10" office:value-type="string" calcext:value-type="string">
            <text:p>Plataforma PTx Trimble</text:p>
          </table:table-cell>
          <table:table-cell table:style-name="ce10" office:value-type="string" calcext:value-type="string">
            <text:p>Solución Digital/Agricultura de Precisión</text:p>
          </table:table-cell>
          <table:table-cell table:style-name="ce10" office:value-type="string" calcext:value-type="string">
            <text:p>Plataforma integral de agricultura de precisión para conectar todas las etapas del ciclo productivo.</text:p>
          </table:table-cell>
          <table:table-cell table:style-name="ce13"/>
          <table:table-cell table:style-name="ce13" office:value-type="string" calcext:value-type="string">
            <text:p>Presentado en AgroActiva 2025 (anuncio 2 de junio).</text:p>
          </table:table-cell>
          <table:table-cell table:number-columns-repeated="1018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8B84A6C_1356_4D8C_9461_3B3858D49BC3_.wvu.FilterData" table:base-cell-address="$'2-06 700 hs'.$A$1" table:cell-range-address="$'5-06 700hs'.$A$1:.$F$105"/>
          <table:named-range table:name="_xlnm._FilterDatabase" table:base-cell-address="$'2-06 700 hs'.$A$1" table:cell-range-address="$'5-06 700hs'.$A$1:.$F$105"/>
        </table:named-expressions>
      </table:table>
      <table:named-expressions/>
      <table:database-ranges>
        <table:database-range table:name="Table_1" table:target-range-address="'2-06 700 hs'.A1:'2-06 700 hs'.F70"/>
        <table:database-range table:name="__Anonymous_Sheet_DB__1" table:target-range-address="'3-06 700hs'.A1:'3-06 700hs'.F66" table:display-filter-buttons="true"/>
        <table:database-range table:name="__Anonymous_Sheet_DB__2" table:target-range-address="'4-06 700hs'.A1:'4-06 700hs'.F63" table:display-filter-buttons="true"/>
        <table:database-range table:name="__Anonymous_Sheet_DB__3" table:target-range-address="'5-06 700hs'.A1:'5-06 700hs'.F1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Text&quot;" svg:font-family="'&quot;Google Sans Text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-06_20_700_20_hs" style:display-name="PageStyle_2-06 700 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-06_20_700hs" style:display-name="PageStyle_3-06 700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06_20_700hs" style:display-name="PageStyle_4-06 700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06_20_700hs" style:display-name="PageStyle_5-06 700h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867" meta:object-count="0"/>
    <meta:generator>LibreOfficeDev/6.0.5.2$Linux_X86_64 LibreOffice_project/</meta:generator>
  </office:meta>
</office:document-meta>
</file>